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edictions-LIM-chec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0" table:number-columns-repeated="2" table:default-cell-style-name="ce2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mber Numb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ting</text:p>
          </table:table-cell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35%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95%</text:p>
          </table:table-cell>
          <table:table-cell office:value-type="string" calcext:value-type="string">
            <text:p>Low Place</text:p>
          </table:table-cell>
          <table:table-cell office:value-type="string" calcext:value-type="string">
            <text:p>Mid Place</text:p>
          </table:table-cell>
          <table:table-cell office:value-type="string" calcext:value-type="string">
            <text:p>High Place</text:p>
          </table:table-cell>
          <table:table-cell office:value-type="string" calcext:value-type="string">
            <text:p>Actual Percent</text:p>
          </table:table-cell>
          <table:table-cell office:value-type="string" calcext:value-type="string">
            <text:p>Actual Place</text:p>
          </table:table-cell>
          <table:table-cell office:value-type="string" calcext:value-type="string">
            <text:p>Ordinal Place</text:p>
          </table:table-cell>
          <table:table-cell office:value-type="string" calcext:value-type="string">
            <text:p>Place Difference</text:p>
          </table:table-cell>
          <table:table-cell office:value-type="string" calcext:value-type="string">
            <text:p>Ordinal Place Diff.</text:p>
          </table:table-cell>
          <table:table-cell office:value-type="string" calcext:value-type="string">
            <text:p>Absolute Err</text:p>
          </table:table-cell>
          <table:table-cell office:value-type="string" calcext:value-type="string">
            <text:p>Percent Difference</text:p>
          </table:table-cell>
          <table:table-cell table:style-name="Default" office:value-type="string" calcext:value-type="string">
            <text:p>Place in Range</text:p>
          </table:table-cell>
          <table:table-cell table:style-name="Default" office:value-type="string" calcext:value-type="string">
            <text:p>Percent in 1SD</text:p>
          </table:table-cell>
          <table:table-cell table:style-name="Default" office:value-type="string" calcext:value-type="string">
            <text:p>Percent in 2SD</text:p>
          </table:table-cell>
          <table:table-cell/>
          <table:table-cell table:style-name="ce3" office:value-type="string" calcext:value-type="string">
            <text:p>Shooter Count</text:p>
          </table:table-cell>
          <table:table-cell table:formula="of:=COUNT([.M2:.M1000])" office:value-type="float" office:value="40" calcext:value-type="float">
            <text:p>40</text:p>
          </table:table-cell>
          <table:table-cell table:formula="of:=ROUND([.Y1]/5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ey Sauerland</text:p>
          </table:table-cell>
          <table:table-cell office:value-type="string" calcext:value-type="string">
            <text:p>A132652</text:p>
          </table:table-cell>
          <table:table-cell office:value-type="string" calcext:value-type="string">
            <text:p>GM</text:p>
          </table:table-cell>
          <table:table-cell office:value-type="float" office:value="2087" calcext:value-type="float">
            <text:p>2087</text:p>
          </table:table-cell>
          <table:table-cell office:value-type="float" office:value="95.7629489961452" calcext:value-type="float">
            <text:p>95.7629489961452</text:p>
          </table:table-cell>
          <table:table-cell office:value-type="float" office:value="97.4952123205644" calcext:value-type="float">
            <text:p>97.4952123205644</text:p>
          </table:table-cell>
          <table:table-cell office:value-type="float" office:value="99.0402610305971" calcext:value-type="float">
            <text:p>99.0402610305971</text:p>
          </table:table-cell>
          <table:table-cell office:value-type="float" office:value="100.959738969403" calcext:value-type="float">
            <text:p>100.959738969403</text:p>
          </table:table-cell>
          <table:table-cell office:value-type="float" office:value="102.692002293822" calcext:value-type="float">
            <text:p>102.6920022938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W() - 1" office:value-type="float" office:value="1" calcext:value-type="float">
            <text:p>1</text:p>
          </table:table-cell>
          <table:table-cell table:formula="of:=[.K2] - [.N2]" office:value-type="float" office:value="0" calcext:value-type="float">
            <text:p>0</text:p>
          </table:table-cell>
          <table:table-cell table:formula="of:=[.O2]-[.N2]" office:value-type="float" office:value="0" calcext:value-type="float">
            <text:p>0</text:p>
          </table:table-cell>
          <table:table-cell table:formula="of:=ABS([.Q2])" office:value-type="float" office:value="0" calcext:value-type="float">
            <text:p>0</text:p>
          </table:table-cell>
          <table:table-cell table:formula="of:=[.M2]-[.G2]" office:value-type="float" office:value="0.959738969402906" calcext:value-type="float">
            <text:p>0.959738969402906</text:p>
          </table:table-cell>
          <table:table-cell table:formula="of:=AND([.N2]&lt;=[.J2];[.N2]&gt;=[.L2])" office:value-type="boolean" office:boolean-value="true" calcext:value-type="boolean">
            <text:p>TRUE</text:p>
          </table:table-cell>
          <table:table-cell table:formula="of:=AND([.M2]&gt;=[.F2];[.M2]&lt;=[.H2])" office:value-type="boolean" office:boolean-value="true" calcext:value-type="boolean">
            <text:p>TRUE</text:p>
          </table:table-cell>
          <table:table-cell table:formula="of:=AND([.M2]&gt;=[.E2];[.M2]&lt;=[.I2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Place Accuracy</text:p>
          </table:table-cell>
          <table:table-cell table:style-name="ce4" table:formula="of:=COUNTIF([.T2:.T1000]; TRUE()) / [.Y$1]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Scott Brown</text:p>
          </table:table-cell>
          <table:table-cell office:value-type="string" calcext:value-type="string">
            <text:p>L5677</text:p>
          </table:table-cell>
          <table:table-cell office:value-type="string" calcext:value-type="string">
            <text:p>GM</text:p>
          </table:table-cell>
          <table:table-cell office:value-type="float" office:value="2002" calcext:value-type="float">
            <text:p>2002</text:p>
          </table:table-cell>
          <table:table-cell office:value-type="float" office:value="92.9611986207506" calcext:value-type="float">
            <text:p>92.9611986207506</text:p>
          </table:table-cell>
          <table:table-cell office:value-type="float" office:value="94.942677509351" calcext:value-type="float">
            <text:p>94.942677509351</text:p>
          </table:table-cell>
          <table:table-cell office:value-type="float" office:value="96.7040098459273" calcext:value-type="float">
            <text:p>96.7040098459273</text:p>
          </table:table-cell>
          <table:table-cell office:value-type="float" office:value="98.9056352865518" calcext:value-type="float">
            <text:p>98.9056352865518</text:p>
          </table:table-cell>
          <table:table-cell office:value-type="float" office:value="100.887114175152" calcext:value-type="float">
            <text:p>100.8871141751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.1096914379412" calcext:value-type="float">
            <text:p>99.1096914379412</text:p>
          </table:table-cell>
          <table:table-cell office:value-type="float" office:value="2" calcext:value-type="float">
            <text:p>2</text:p>
          </table:table-cell>
          <table:table-cell table:formula="of:=ROW() - 1" office:value-type="float" office:value="2" calcext:value-type="float">
            <text:p>2</text:p>
          </table:table-cell>
          <table:table-cell table:formula="of:=[.K3] - [.N3]" office:value-type="float" office:value="0" calcext:value-type="float">
            <text:p>0</text:p>
          </table:table-cell>
          <table:table-cell table:formula="of:=[.O3]-[.N3]" office:value-type="float" office:value="0" calcext:value-type="float">
            <text:p>0</text:p>
          </table:table-cell>
          <table:table-cell table:formula="of:=ABS([.Q3])" office:value-type="float" office:value="0" calcext:value-type="float">
            <text:p>0</text:p>
          </table:table-cell>
          <table:table-cell table:formula="of:=[.M3]-[.G3]" office:value-type="float" office:value="2.40568159201389" calcext:value-type="float">
            <text:p>2.40568159201389</text:p>
          </table:table-cell>
          <table:table-cell table:formula="of:=AND([.N3]&lt;=[.J3];[.N3]&gt;=[.L3])" office:value-type="boolean" office:boolean-value="true" calcext:value-type="boolean">
            <text:p>TRUE</text:p>
          </table:table-cell>
          <table:table-cell table:formula="of:=AND([.M3]&gt;=[.F3];[.M3]&lt;=[.H3])" office:value-type="boolean" office:boolean-value="false" calcext:value-type="boolean">
            <text:p>FALSE</text:p>
          </table:table-cell>
          <table:table-cell table:formula="of:=AND([.M3]&gt;=[.E3];[.M3]&lt;=[.I3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Top 10% Place Accuracy</text:p>
          </table:table-cell>
          <table:table-cell table:style-name="ce4" table:formula="of:=COUNTIF(INDIRECT(&quot;T2:T&quot;&amp;[.Z$1]); TRUE()) / [.Z$1]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string" calcext:value-type="string">
            <text:p>John Browning</text:p>
          </table:table-cell>
          <table:table-cell office:value-type="string" calcext:value-type="string">
            <text:p>L3119</text:p>
          </table:table-cell>
          <table:table-cell office:value-type="string" calcext:value-type="string">
            <text:p>GM</text:p>
          </table:table-cell>
          <table:table-cell office:value-type="float" office:value="1901" calcext:value-type="float">
            <text:p>1901</text:p>
          </table:table-cell>
          <table:table-cell office:value-type="float" office:value="89.9237237269692" calcext:value-type="float">
            <text:p>89.9237237269692</text:p>
          </table:table-cell>
          <table:table-cell office:value-type="float" office:value="91.4703506342998" calcext:value-type="float">
            <text:p>91.4703506342998</text:p>
          </table:table-cell>
          <table:table-cell office:value-type="float" office:value="93.1087183534811" calcext:value-type="float">
            <text:p>93.1087183534811</text:p>
          </table:table-cell>
          <table:table-cell office:value-type="float" office:value="94.5636044489609" calcext:value-type="float">
            <text:p>94.5636044489609</text:p>
          </table:table-cell>
          <table:table-cell office:value-type="float" office:value="96.1102313562915" calcext:value-type="float">
            <text:p>96.11023135629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1.0307981547532" calcext:value-type="float">
            <text:p>91.0307981547532</text:p>
          </table:table-cell>
          <table:table-cell office:value-type="float" office:value="7" calcext:value-type="float">
            <text:p>7</text:p>
          </table:table-cell>
          <table:table-cell table:formula="of:=ROW() - 1" office:value-type="float" office:value="3" calcext:value-type="float">
            <text:p>3</text:p>
          </table:table-cell>
          <table:table-cell table:formula="of:=[.K4] - [.N4]" office:value-type="float" office:value="-3" calcext:value-type="float">
            <text:p>-3</text:p>
          </table:table-cell>
          <table:table-cell table:formula="of:=[.O4]-[.N4]" office:value-type="float" office:value="-4" calcext:value-type="float">
            <text:p>-4</text:p>
          </table:table-cell>
          <table:table-cell table:formula="of:=ABS([.Q4])" office:value-type="float" office:value="4" calcext:value-type="float">
            <text:p>4</text:p>
          </table:table-cell>
          <table:table-cell table:formula="of:=[.M4]-[.G4]" office:value-type="float" office:value="-2.0779201987279" calcext:value-type="float">
            <text:p>-2.0779201987279</text:p>
          </table:table-cell>
          <table:table-cell table:formula="of:=AND([.N4]&lt;=[.J4];[.N4]&gt;=[.L4])" office:value-type="boolean" office:boolean-value="false" calcext:value-type="boolean">
            <text:p>FALSE</text:p>
          </table:table-cell>
          <table:table-cell table:formula="of:=AND([.M4]&gt;=[.F4];[.M4]&lt;=[.H4])" office:value-type="boolean" office:boolean-value="false" calcext:value-type="boolean">
            <text:p>FALSE</text:p>
          </table:table-cell>
          <table:table-cell table:formula="of:=AND([.M4]&gt;=[.E4];[.M4]&lt;=[.I4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Percent Accuracy</text:p>
          </table:table-cell>
          <table:table-cell table:style-name="ce4" table:formula="of:=COUNTIF([.U2:.U1000]; TRUE()) / [.Y$1]" office:value-type="percentage" office:value="0.475" calcext:value-type="percentage">
            <text:p>47.50%</text:p>
          </table:table-cell>
          <table:table-cell table:style-name="ce4" table:formula="of:=COUNTIF([.V2:.V1000]; TRUE()) / [.Y$1]" office:value-type="percentage" office:value="0.9" calcext:value-type="percentage">
            <text:p>90.00%</text:p>
          </table:table-cell>
        </table:table-row>
        <table:table-row table:style-name="ro1">
          <table:table-cell office:value-type="string" calcext:value-type="string">
            <text:p>Blake Miguez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GM</text:p>
          </table:table-cell>
          <table:table-cell office:value-type="float" office:value="1932" calcext:value-type="float">
            <text:p>1932</text:p>
          </table:table-cell>
          <table:table-cell office:value-type="float" office:value="89.7663950282025" calcext:value-type="float">
            <text:p>89.7663950282025</text:p>
          </table:table-cell>
          <table:table-cell office:value-type="float" office:value="92.0989438708238" calcext:value-type="float">
            <text:p>92.0989438708238</text:p>
          </table:table-cell>
          <table:table-cell office:value-type="float" office:value="94.5007045875488" calcext:value-type="float">
            <text:p>94.5007045875488</text:p>
          </table:table-cell>
          <table:table-cell office:value-type="float" office:value="96.7640415560664" calcext:value-type="float">
            <text:p>96.7640415560664</text:p>
          </table:table-cell>
          <table:table-cell office:value-type="float" office:value="99.0965903986877" calcext:value-type="float">
            <text:p>99.096590398687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3.8474411200544" calcext:value-type="float">
            <text:p>93.8474411200544</text:p>
          </table:table-cell>
          <table:table-cell office:value-type="float" office:value="4" calcext:value-type="float">
            <text:p>4</text:p>
          </table:table-cell>
          <table:table-cell table:formula="of:=ROW() - 1" office:value-type="float" office:value="4" calcext:value-type="float">
            <text:p>4</text:p>
          </table:table-cell>
          <table:table-cell table:formula="of:=[.K5] - [.N5]" office:value-type="float" office:value="-1" calcext:value-type="float">
            <text:p>-1</text:p>
          </table:table-cell>
          <table:table-cell table:formula="of:=[.O5]-[.N5]" office:value-type="float" office:value="0" calcext:value-type="float">
            <text:p>0</text:p>
          </table:table-cell>
          <table:table-cell table:formula="of:=ABS([.Q5])" office:value-type="float" office:value="0" calcext:value-type="float">
            <text:p>0</text:p>
          </table:table-cell>
          <table:table-cell table:formula="of:=[.M5]-[.G5]" office:value-type="float" office:value="-0.653263467494398" calcext:value-type="float">
            <text:p>-0.653263467494398</text:p>
          </table:table-cell>
          <table:table-cell table:formula="of:=AND([.N5]&lt;=[.J5];[.N5]&gt;=[.L5])" office:value-type="boolean" office:boolean-value="true" calcext:value-type="boolean">
            <text:p>TRUE</text:p>
          </table:table-cell>
          <table:table-cell table:formula="of:=AND([.M5]&gt;=[.F5];[.M5]&lt;=[.H5])" office:value-type="boolean" office:boolean-value="true" calcext:value-type="boolean">
            <text:p>TRUE</text:p>
          </table:table-cell>
          <table:table-cell table:formula="of:=AND([.M5]&gt;=[.E5];[.M5]&lt;=[.I5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Top 10% Percent Accuracy</text:p>
          </table:table-cell>
          <table:table-cell table:style-name="ce4" table:formula="of:=COUNTIF(INDIRECT(&quot;U2:U&quot;&amp;[.Z$1]); TRUE()) / [.Z$1]" office:value-type="percentage" office:value="0.5" calcext:value-type="percentage">
            <text:p>50.00%</text:p>
          </table:table-cell>
          <table:table-cell table:style-name="ce4" table:formula="of:=COUNTIF(INDIRECT(&quot;V2:V&quot;&amp;[.Z$1]); TRUE()) / [.Z$1]" office:value-type="percentage" office:value="0.875" calcext:value-type="percentage">
            <text:p>87.50%</text:p>
          </table:table-cell>
        </table:table-row>
        <table:table-row table:style-name="ro1">
          <table:table-cell office:value-type="string" calcext:value-type="string">
            <text:p>Robert Krogh</text:p>
          </table:table-cell>
          <table:table-cell office:value-type="string" calcext:value-type="string">
            <text:p>A73111</text:p>
          </table:table-cell>
          <table:table-cell office:value-type="string" calcext:value-type="string">
            <text:p>GM</text:p>
          </table:table-cell>
          <table:table-cell office:value-type="float" office:value="1856" calcext:value-type="float">
            <text:p>1856</text:p>
          </table:table-cell>
          <table:table-cell office:value-type="float" office:value="87.2822705930538" calcext:value-type="float">
            <text:p>87.2822705930538</text:p>
          </table:table-cell>
          <table:table-cell office:value-type="float" office:value="89.3612920256938" calcext:value-type="float">
            <text:p>89.3612920256938</text:p>
          </table:table-cell>
          <table:table-cell office:value-type="float" office:value="91.4788037738552" calcext:value-type="float">
            <text:p>91.4788037738552</text:p>
          </table:table-cell>
          <table:table-cell office:value-type="float" office:value="93.5193348909737" calcext:value-type="float">
            <text:p>93.5193348909737</text:p>
          </table:table-cell>
          <table:table-cell office:value-type="float" office:value="95.5983563236137" calcext:value-type="float">
            <text:p>95.598356323613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4.8717846312374" calcext:value-type="float">
            <text:p>94.8717846312374</text:p>
          </table:table-cell>
          <table:table-cell office:value-type="float" office:value="3" calcext:value-type="float">
            <text:p>3</text:p>
          </table:table-cell>
          <table:table-cell table:formula="of:=ROW() - 1" office:value-type="float" office:value="5" calcext:value-type="float">
            <text:p>5</text:p>
          </table:table-cell>
          <table:table-cell table:formula="of:=[.K6] - [.N6]" office:value-type="float" office:value="2" calcext:value-type="float">
            <text:p>2</text:p>
          </table:table-cell>
          <table:table-cell table:formula="of:=[.O6]-[.N6]" office:value-type="float" office:value="2" calcext:value-type="float">
            <text:p>2</text:p>
          </table:table-cell>
          <table:table-cell table:formula="of:=ABS([.Q6])" office:value-type="float" office:value="2" calcext:value-type="float">
            <text:p>2</text:p>
          </table:table-cell>
          <table:table-cell table:formula="of:=[.M6]-[.G6]" office:value-type="float" office:value="3.3929808573822" calcext:value-type="float">
            <text:p>3.3929808573822</text:p>
          </table:table-cell>
          <table:table-cell table:formula="of:=AND([.N6]&lt;=[.J6];[.N6]&gt;=[.L6])" office:value-type="boolean" office:boolean-value="true" calcext:value-type="boolean">
            <text:p>TRUE</text:p>
          </table:table-cell>
          <table:table-cell table:formula="of:=AND([.M6]&gt;=[.F6];[.M6]&lt;=[.H6])" office:value-type="boolean" office:boolean-value="false" calcext:value-type="boolean">
            <text:p>FALSE</text:p>
          </table:table-cell>
          <table:table-cell table:formula="of:=AND([.M6]&gt;=[.E6];[.M6]&lt;=[.I6])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orka Ibañez</text:p>
          </table:table-cell>
          <table:table-cell office:value-type="string" calcext:value-type="string">
            <text:p>L4596</text:p>
          </table:table-cell>
          <table:table-cell office:value-type="string" calcext:value-type="string">
            <text:p>GM</text:p>
          </table:table-cell>
          <table:table-cell office:value-type="float" office:value="1843" calcext:value-type="float">
            <text:p>1843</text:p>
          </table:table-cell>
          <table:table-cell office:value-type="float" office:value="87.1489111491334" calcext:value-type="float">
            <text:p>87.1489111491334</text:p>
          </table:table-cell>
          <table:table-cell office:value-type="float" office:value="89.2072471507425" calcext:value-type="float">
            <text:p>89.2072471507425</text:p>
          </table:table-cell>
          <table:table-cell office:value-type="float" office:value="91.1113104320744" calcext:value-type="float">
            <text:p>91.1113104320744</text:p>
          </table:table-cell>
          <table:table-cell office:value-type="float" office:value="93.3239191539607" calcext:value-type="float">
            <text:p>93.3239191539607</text:p>
          </table:table-cell>
          <table:table-cell office:value-type="float" office:value="95.3822551555698" calcext:value-type="float">
            <text:p>95.382255155569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1.3709565209974" calcext:value-type="float">
            <text:p>91.3709565209974</text:p>
          </table:table-cell>
          <table:table-cell office:value-type="float" office:value="6" calcext:value-type="float">
            <text:p>6</text:p>
          </table:table-cell>
          <table:table-cell table:formula="of:=ROW() - 1" office:value-type="float" office:value="6" calcext:value-type="float">
            <text:p>6</text:p>
          </table:table-cell>
          <table:table-cell table:formula="of:=[.K7] - [.N7]" office:value-type="float" office:value="-1" calcext:value-type="float">
            <text:p>-1</text:p>
          </table:table-cell>
          <table:table-cell table:formula="of:=[.O7]-[.N7]" office:value-type="float" office:value="0" calcext:value-type="float">
            <text:p>0</text:p>
          </table:table-cell>
          <table:table-cell table:formula="of:=ABS([.Q7])" office:value-type="float" office:value="0" calcext:value-type="float">
            <text:p>0</text:p>
          </table:table-cell>
          <table:table-cell table:formula="of:=[.M7]-[.G7]" office:value-type="float" office:value="0.259646088922992" calcext:value-type="float">
            <text:p>0.259646088922992</text:p>
          </table:table-cell>
          <table:table-cell table:formula="of:=AND([.N7]&lt;=[.J7];[.N7]&gt;=[.L7])" office:value-type="boolean" office:boolean-value="true" calcext:value-type="boolean">
            <text:p>TRUE</text:p>
          </table:table-cell>
          <table:table-cell table:formula="of:=AND([.M7]&gt;=[.F7];[.M7]&lt;=[.H7])" office:value-type="boolean" office:boolean-value="true" calcext:value-type="boolean">
            <text:p>TRUE</text:p>
          </table:table-cell>
          <table:table-cell table:formula="of:=AND([.M7]&gt;=[.E7];[.M7]&lt;=[.I7])" office:value-type="boolean" office:boolean-value="true" calcext:value-type="boolean">
            <text:p>TRUE</text:p>
          </table:table-cell>
          <table:table-cell/>
          <table:table-cell table:formula="of:=AVERAGE([.R2:.R1000])" office:value-type="float" office:value="3.05" calcext:value-type="float">
            <text:p>3.05</text:p>
          </table:table-cell>
          <table:table-cell table:style-name="ce4" table:formula="of:=[.X7]/[.Y1]" office:value-type="percentage" office:value="0.07625" calcext:value-type="percentage">
            <text:p>7.63%</text:p>
          </table:table-cell>
          <table:table-cell/>
        </table:table-row>
        <table:table-row table:style-name="ro1">
          <table:table-cell office:value-type="string" calcext:value-type="string">
            <text:p>Shane Coley</text:p>
          </table:table-cell>
          <table:table-cell office:value-type="string" calcext:value-type="string">
            <text:p>L5387</text:p>
          </table:table-cell>
          <table:table-cell office:value-type="string" calcext:value-type="string">
            <text:p>GM</text:p>
          </table:table-cell>
          <table:table-cell office:value-type="float" office:value="1852" calcext:value-type="float">
            <text:p>1852</text:p>
          </table:table-cell>
          <table:table-cell office:value-type="float" office:value="86.3518479844149" calcext:value-type="float">
            <text:p>86.3518479844149</text:p>
          </table:table-cell>
          <table:table-cell office:value-type="float" office:value="88.8938254995056" calcext:value-type="float">
            <text:p>88.8938254995056</text:p>
          </table:table-cell>
          <table:table-cell office:value-type="float" office:value="91.608139978337" calcext:value-type="float">
            <text:p>91.608139978337</text:p>
          </table:table-cell>
          <table:table-cell office:value-type="float" office:value="93.9777805296871" calcext:value-type="float">
            <text:p>93.9777805296871</text:p>
          </table:table-cell>
          <table:table-cell office:value-type="float" office:value="96.5197580447778" calcext:value-type="float">
            <text:p>96.519758044777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3.3009090873247" calcext:value-type="float">
            <text:p>93.3009090873247</text:p>
          </table:table-cell>
          <table:table-cell office:value-type="float" office:value="5" calcext:value-type="float">
            <text:p>5</text:p>
          </table:table-cell>
          <table:table-cell table:formula="of:=ROW() - 1" office:value-type="float" office:value="7" calcext:value-type="float">
            <text:p>7</text:p>
          </table:table-cell>
          <table:table-cell table:formula="of:=[.K8] - [.N8]" office:value-type="float" office:value="0" calcext:value-type="float">
            <text:p>0</text:p>
          </table:table-cell>
          <table:table-cell table:formula="of:=[.O8]-[.N8]" office:value-type="float" office:value="2" calcext:value-type="float">
            <text:p>2</text:p>
          </table:table-cell>
          <table:table-cell table:formula="of:=ABS([.Q8])" office:value-type="float" office:value="2" calcext:value-type="float">
            <text:p>2</text:p>
          </table:table-cell>
          <table:table-cell table:formula="of:=[.M8]-[.G8]" office:value-type="float" office:value="1.6927691089877" calcext:value-type="float">
            <text:p>1.6927691089877</text:p>
          </table:table-cell>
          <table:table-cell table:formula="of:=AND([.N8]&lt;=[.J8];[.N8]&gt;=[.L8])" office:value-type="boolean" office:boolean-value="true" calcext:value-type="boolean">
            <text:p>TRUE</text:p>
          </table:table-cell>
          <table:table-cell table:formula="of:=AND([.M8]&gt;=[.F8];[.M8]&lt;=[.H8])" office:value-type="boolean" office:boolean-value="true" calcext:value-type="boolean">
            <text:p>TRUE</text:p>
          </table:table-cell>
          <table:table-cell table:formula="of:=AND([.M8]&gt;=[.E8];[.M8]&lt;=[.I8])" office:value-type="boolean" office:boolean-value="true" calcext:value-type="boolean">
            <text:p>TRUE</text:p>
          </table:table-cell>
          <table:table-cell/>
          <table:table-cell table:formula="of:=AVERAGE(INDIRECT(&quot;R2:R&quot;&amp;[.Z$1]))" office:value-type="float" office:value="1.14285714285714" calcext:value-type="float">
            <text:p>1.14285714285714</text:p>
          </table:table-cell>
          <table:table-cell table:style-name="ce4" table:formula="of:=[.X8]/[.Z1]" office:value-type="percentage" office:value="0.142857142857143" calcext:value-type="percentage">
            <text:p>14.29%</text:p>
          </table:table-cell>
          <table:table-cell/>
        </table:table-row>
        <table:table-row table:style-name="ro1">
          <table:table-cell office:value-type="string" calcext:value-type="string">
            <text:p>Brody Adkison</text:p>
          </table:table-cell>
          <table:table-cell office:value-type="string" calcext:value-type="string">
            <text:p>L5946</text:p>
          </table:table-cell>
          <table:table-cell office:value-type="string" calcext:value-type="string">
            <text:p>M</text:p>
          </table:table-cell>
          <table:table-cell office:value-type="float" office:value="1786" calcext:value-type="float">
            <text:p>1786</text:p>
          </table:table-cell>
          <table:table-cell office:value-type="float" office:value="83.3533950340869" calcext:value-type="float">
            <text:p>83.3533950340869</text:p>
          </table:table-cell>
          <table:table-cell office:value-type="float" office:value="86.391675457072" calcext:value-type="float">
            <text:p>86.391675457072</text:p>
          </table:table-cell>
          <table:table-cell office:value-type="float" office:value="89.0672001428797" calcext:value-type="float">
            <text:p>89.0672001428797</text:p>
          </table:table-cell>
          <table:table-cell office:value-type="float" office:value="92.4682363030423" calcext:value-type="float">
            <text:p>92.4682363030423</text:p>
          </table:table-cell>
          <table:table-cell office:value-type="float" office:value="95.5065167260274" calcext:value-type="float">
            <text:p>95.506516726027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6.4818664636876" calcext:value-type="float">
            <text:p>86.4818664636876</text:p>
          </table:table-cell>
          <table:table-cell office:value-type="float" office:value="10" calcext:value-type="float">
            <text:p>10</text:p>
          </table:table-cell>
          <table:table-cell table:formula="of:=ROW() - 1" office:value-type="float" office:value="8" calcext:value-type="float">
            <text:p>8</text:p>
          </table:table-cell>
          <table:table-cell table:formula="of:=[.K9] - [.N9]" office:value-type="float" office:value="-2" calcext:value-type="float">
            <text:p>-2</text:p>
          </table:table-cell>
          <table:table-cell table:formula="of:=[.O9]-[.N9]" office:value-type="float" office:value="-2" calcext:value-type="float">
            <text:p>-2</text:p>
          </table:table-cell>
          <table:table-cell table:formula="of:=ABS([.Q9])" office:value-type="float" office:value="2" calcext:value-type="float">
            <text:p>2</text:p>
          </table:table-cell>
          <table:table-cell table:formula="of:=[.M9]-[.G9]" office:value-type="float" office:value="-2.5853336791921" calcext:value-type="float">
            <text:p>-2.5853336791921</text:p>
          </table:table-cell>
          <table:table-cell table:formula="of:=AND([.N9]&lt;=[.J9];[.N9]&gt;=[.L9])" office:value-type="boolean" office:boolean-value="false" calcext:value-type="boolean">
            <text:p>FALSE</text:p>
          </table:table-cell>
          <table:table-cell table:formula="of:=AND([.M9]&gt;=[.F9];[.M9]&lt;=[.H9])" office:value-type="boolean" office:boolean-value="true" calcext:value-type="boolean">
            <text:p>TRUE</text:p>
          </table:table-cell>
          <table:table-cell table:formula="of:=AND([.M9]&gt;=[.E9];[.M9]&lt;=[.I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n Hynds</text:p>
          </table:table-cell>
          <table:table-cell office:value-type="string" calcext:value-type="string">
            <text:p>TY90726</text:p>
          </table:table-cell>
          <table:table-cell office:value-type="string" calcext:value-type="string">
            <text:p>M</text:p>
          </table:table-cell>
          <table:table-cell office:value-type="float" office:value="1729" calcext:value-type="float">
            <text:p>1729</text:p>
          </table:table-cell>
          <table:table-cell office:value-type="float" office:value="81.6204951291674" calcext:value-type="float">
            <text:p>81.6204951291674</text:p>
          </table:table-cell>
          <table:table-cell office:value-type="float" office:value="83.9674810012405" calcext:value-type="float">
            <text:p>83.9674810012405</text:p>
          </table:table-cell>
          <table:table-cell office:value-type="float" office:value="86.3975140428339" calcext:value-type="float">
            <text:p>86.3975140428339</text:p>
          </table:table-cell>
          <table:table-cell office:value-type="float" office:value="88.6614527453868" calcext:value-type="float">
            <text:p>88.6614527453868</text:p>
          </table:table-cell>
          <table:table-cell office:value-type="float" office:value="91.0084386174599" calcext:value-type="float">
            <text:p>91.008438617459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5.6734989711284" calcext:value-type="float">
            <text:p>85.6734989711284</text:p>
          </table:table-cell>
          <table:table-cell office:value-type="float" office:value="11" calcext:value-type="float">
            <text:p>11</text:p>
          </table:table-cell>
          <table:table-cell table:formula="of:=ROW() - 1" office:value-type="float" office:value="9" calcext:value-type="float">
            <text:p>9</text:p>
          </table:table-cell>
          <table:table-cell table:formula="of:=[.K10] - [.N10]" office:value-type="float" office:value="-2" calcext:value-type="float">
            <text:p>-2</text:p>
          </table:table-cell>
          <table:table-cell table:formula="of:=[.O10]-[.N10]" office:value-type="float" office:value="-2" calcext:value-type="float">
            <text:p>-2</text:p>
          </table:table-cell>
          <table:table-cell table:formula="of:=ABS([.Q10])" office:value-type="float" office:value="2" calcext:value-type="float">
            <text:p>2</text:p>
          </table:table-cell>
          <table:table-cell table:formula="of:=[.M10]-[.G10]" office:value-type="float" office:value="-0.724015071705509" calcext:value-type="float">
            <text:p>-0.724015071705509</text:p>
          </table:table-cell>
          <table:table-cell table:formula="of:=AND([.N10]&lt;=[.J10];[.N10]&gt;=[.L10])" office:value-type="boolean" office:boolean-value="true" calcext:value-type="boolean">
            <text:p>TRUE</text:p>
          </table:table-cell>
          <table:table-cell table:formula="of:=AND([.M10]&gt;=[.F10];[.M10]&lt;=[.H10])" office:value-type="boolean" office:boolean-value="true" calcext:value-type="boolean">
            <text:p>TRUE</text:p>
          </table:table-cell>
          <table:table-cell table:formula="of:=AND([.M10]&gt;=[.E10];[.M10]&lt;=[.I1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athon Miller</text:p>
          </table:table-cell>
          <table:table-cell office:value-type="string" calcext:value-type="string">
            <text:p>TY78648</text:p>
          </table:table-cell>
          <table:table-cell office:value-type="string" calcext:value-type="string">
            <text:p>M</text:p>
          </table:table-cell>
          <table:table-cell office:value-type="float" office:value="1698" calcext:value-type="float">
            <text:p>1698</text:p>
          </table:table-cell>
          <table:table-cell office:value-type="float" office:value="79.8226909178699" calcext:value-type="float">
            <text:p>79.8226909178699</text:p>
          </table:table-cell>
          <table:table-cell office:value-type="float" office:value="82.3996924987867" calcext:value-type="float">
            <text:p>82.3996924987867</text:p>
          </table:table-cell>
          <table:table-cell office:value-type="float" office:value="85.0288244822842" calcext:value-type="float">
            <text:p>85.0288244822842</text:p>
          </table:table-cell>
          <table:table-cell office:value-type="float" office:value="87.5536956606203" calcext:value-type="float">
            <text:p>87.5536956606203</text:p>
          </table:table-cell>
          <table:table-cell office:value-type="float" office:value="90.1306972415371" calcext:value-type="float">
            <text:p>90.13069724153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.7344907837238" calcext:value-type="float">
            <text:p>90.7344907837238</text:p>
          </table:table-cell>
          <table:table-cell office:value-type="float" office:value="8" calcext:value-type="float">
            <text:p>8</text:p>
          </table:table-cell>
          <table:table-cell table:formula="of:=ROW() - 1" office:value-type="float" office:value="10" calcext:value-type="float">
            <text:p>10</text:p>
          </table:table-cell>
          <table:table-cell table:formula="of:=[.K11] - [.N11]" office:value-type="float" office:value="2" calcext:value-type="float">
            <text:p>2</text:p>
          </table:table-cell>
          <table:table-cell table:formula="of:=[.O11]-[.N11]" office:value-type="float" office:value="2" calcext:value-type="float">
            <text:p>2</text:p>
          </table:table-cell>
          <table:table-cell table:formula="of:=ABS([.Q11])" office:value-type="float" office:value="2" calcext:value-type="float">
            <text:p>2</text:p>
          </table:table-cell>
          <table:table-cell table:formula="of:=[.M11]-[.G11]" office:value-type="float" office:value="5.70566630143961" calcext:value-type="float">
            <text:p>5.70566630143961</text:p>
          </table:table-cell>
          <table:table-cell table:formula="of:=AND([.N11]&lt;=[.J11];[.N11]&gt;=[.L11])" office:value-type="boolean" office:boolean-value="false" calcext:value-type="boolean">
            <text:p>FALSE</text:p>
          </table:table-cell>
          <table:table-cell table:formula="of:=AND([.M11]&gt;=[.F11];[.M11]&lt;=[.H11])" office:value-type="boolean" office:boolean-value="false" calcext:value-type="boolean">
            <text:p>FALSE</text:p>
          </table:table-cell>
          <table:table-cell table:formula="of:=AND([.M11]&gt;=[.E11];[.M11]&lt;=[.I1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n Larkin</text:p>
          </table:table-cell>
          <table:table-cell office:value-type="string" calcext:value-type="string">
            <text:p>L5724</text:p>
          </table:table-cell>
          <table:table-cell office:value-type="string" calcext:value-type="string">
            <text:p>GM</text:p>
          </table:table-cell>
          <table:table-cell office:value-type="float" office:value="1696" calcext:value-type="float">
            <text:p>1696</text:p>
          </table:table-cell>
          <table:table-cell office:value-type="float" office:value="78.8688095298461" calcext:value-type="float">
            <text:p>78.8688095298461</text:p>
          </table:table-cell>
          <table:table-cell office:value-type="float" office:value="81.8237071511269" calcext:value-type="float">
            <text:p>81.8237071511269</text:p>
          </table:table-cell>
          <table:table-cell office:value-type="float" office:value="84.9511501811415" calcext:value-type="float">
            <text:p>84.9511501811415</text:p>
          </table:table-cell>
          <table:table-cell office:value-type="float" office:value="87.7335023936885" calcext:value-type="float">
            <text:p>87.7335023936885</text:p>
          </table:table-cell>
          <table:table-cell office:value-type="float" office:value="90.6884000149693" calcext:value-type="float">
            <text:p>90.688400014969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6.596504535499" calcext:value-type="float">
            <text:p>86.596504535499</text:p>
          </table:table-cell>
          <table:table-cell office:value-type="float" office:value="9" calcext:value-type="float">
            <text:p>9</text:p>
          </table:table-cell>
          <table:table-cell table:formula="of:=ROW() - 1" office:value-type="float" office:value="11" calcext:value-type="float">
            <text:p>11</text:p>
          </table:table-cell>
          <table:table-cell table:formula="of:=[.K12] - [.N12]" office:value-type="float" office:value="1" calcext:value-type="float">
            <text:p>1</text:p>
          </table:table-cell>
          <table:table-cell table:formula="of:=[.O12]-[.N12]" office:value-type="float" office:value="2" calcext:value-type="float">
            <text:p>2</text:p>
          </table:table-cell>
          <table:table-cell table:formula="of:=ABS([.Q12])" office:value-type="float" office:value="2" calcext:value-type="float">
            <text:p>2</text:p>
          </table:table-cell>
          <table:table-cell table:formula="of:=[.M12]-[.G12]" office:value-type="float" office:value="1.64535435435749" calcext:value-type="float">
            <text:p>1.64535435435749</text:p>
          </table:table-cell>
          <table:table-cell table:formula="of:=AND([.N12]&lt;=[.J12];[.N12]&gt;=[.L12])" office:value-type="boolean" office:boolean-value="true" calcext:value-type="boolean">
            <text:p>TRUE</text:p>
          </table:table-cell>
          <table:table-cell table:formula="of:=AND([.M12]&gt;=[.F12];[.M12]&lt;=[.H12])" office:value-type="boolean" office:boolean-value="true" calcext:value-type="boolean">
            <text:p>TRUE</text:p>
          </table:table-cell>
          <table:table-cell table:formula="of:=AND([.M12]&gt;=[.E12];[.M12]&lt;=[.I1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d Anderson</text:p>
          </table:table-cell>
          <table:table-cell office:value-type="string" calcext:value-type="string">
            <text:p>A97885</text:p>
          </table:table-cell>
          <table:table-cell office:value-type="string" calcext:value-type="string">
            <text:p>M</text:p>
          </table:table-cell>
          <table:table-cell office:value-type="float" office:value="1628" calcext:value-type="float">
            <text:p>1628</text:p>
          </table:table-cell>
          <table:table-cell office:value-type="float" office:value="76.4331034628356" calcext:value-type="float">
            <text:p>76.4331034628356</text:p>
          </table:table-cell>
          <table:table-cell office:value-type="float" office:value="79.2158393783916" calcext:value-type="float">
            <text:p>79.2158393783916</text:p>
          </table:table-cell>
          <table:table-cell office:value-type="float" office:value="81.85458048154" calcext:value-type="float">
            <text:p>81.85458048154</text:p>
          </table:table-cell>
          <table:table-cell office:value-type="float" office:value="84.7813112095035" calcext:value-type="float">
            <text:p>84.7813112095035</text:p>
          </table:table-cell>
          <table:table-cell office:value-type="float" office:value="87.5640471250594" calcext:value-type="float">
            <text:p>87.564047125059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2.7024048638367" calcext:value-type="float">
            <text:p>82.7024048638367</text:p>
          </table:table-cell>
          <table:table-cell office:value-type="float" office:value="13" calcext:value-type="float">
            <text:p>13</text:p>
          </table:table-cell>
          <table:table-cell table:formula="of:=ROW() - 1" office:value-type="float" office:value="12" calcext:value-type="float">
            <text:p>12</text:p>
          </table:table-cell>
          <table:table-cell table:formula="of:=[.K13] - [.N13]" office:value-type="float" office:value="-1" calcext:value-type="float">
            <text:p>-1</text:p>
          </table:table-cell>
          <table:table-cell table:formula="of:=[.O13]-[.N13]" office:value-type="float" office:value="-1" calcext:value-type="float">
            <text:p>-1</text:p>
          </table:table-cell>
          <table:table-cell table:formula="of:=ABS([.Q13])" office:value-type="float" office:value="1" calcext:value-type="float">
            <text:p>1</text:p>
          </table:table-cell>
          <table:table-cell table:formula="of:=[.M13]-[.G13]" office:value-type="float" office:value="0.847824382296707" calcext:value-type="float">
            <text:p>0.847824382296707</text:p>
          </table:table-cell>
          <table:table-cell table:formula="of:=AND([.N13]&lt;=[.J13];[.N13]&gt;=[.L13])" office:value-type="boolean" office:boolean-value="true" calcext:value-type="boolean">
            <text:p>TRUE</text:p>
          </table:table-cell>
          <table:table-cell table:formula="of:=AND([.M13]&gt;=[.F13];[.M13]&lt;=[.H13])" office:value-type="boolean" office:boolean-value="true" calcext:value-type="boolean">
            <text:p>TRUE</text:p>
          </table:table-cell>
          <table:table-cell table:formula="of:=AND([.M13]&gt;=[.E13];[.M13]&lt;=[.I1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ch Basich</text:p>
          </table:table-cell>
          <table:table-cell office:value-type="string" calcext:value-type="string">
            <text:p>A101186</text:p>
          </table:table-cell>
          <table:table-cell office:value-type="string" calcext:value-type="string">
            <text:p>M</text:p>
          </table:table-cell>
          <table:table-cell office:value-type="float" office:value="1634" calcext:value-type="float">
            <text:p>1634</text:p>
          </table:table-cell>
          <table:table-cell office:value-type="float" office:value="76.1126293212933" calcext:value-type="float">
            <text:p>76.1126293212933</text:p>
          </table:table-cell>
          <table:table-cell office:value-type="float" office:value="79.2731345088372" calcext:value-type="float">
            <text:p>79.2731345088372</text:p>
          </table:table-cell>
          <table:table-cell office:value-type="float" office:value="82.1344905436326" calcext:value-type="float">
            <text:p>82.1344905436326</text:p>
          </table:table-cell>
          <table:table-cell office:value-type="float" office:value="85.594144883925" calcext:value-type="float">
            <text:p>85.594144883925</text:p>
          </table:table-cell>
          <table:table-cell office:value-type="float" office:value="88.7546500714689" calcext:value-type="float">
            <text:p>88.754650071468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9.5268342475832" calcext:value-type="float">
            <text:p>79.5268342475832</text:p>
          </table:table-cell>
          <table:table-cell office:value-type="float" office:value="14" calcext:value-type="float">
            <text:p>14</text:p>
          </table:table-cell>
          <table:table-cell table:formula="of:=ROW() - 1" office:value-type="float" office:value="13" calcext:value-type="float">
            <text:p>13</text:p>
          </table:table-cell>
          <table:table-cell table:formula="of:=[.K14] - [.N14]" office:value-type="float" office:value="-2" calcext:value-type="float">
            <text:p>-2</text:p>
          </table:table-cell>
          <table:table-cell table:formula="of:=[.O14]-[.N14]" office:value-type="float" office:value="-1" calcext:value-type="float">
            <text:p>-1</text:p>
          </table:table-cell>
          <table:table-cell table:formula="of:=ABS([.Q14])" office:value-type="float" office:value="1" calcext:value-type="float">
            <text:p>1</text:p>
          </table:table-cell>
          <table:table-cell table:formula="of:=[.M14]-[.G14]" office:value-type="float" office:value="-2.6076562960494" calcext:value-type="float">
            <text:p>-2.6076562960494</text:p>
          </table:table-cell>
          <table:table-cell table:formula="of:=AND([.N14]&lt;=[.J14];[.N14]&gt;=[.L14])" office:value-type="boolean" office:boolean-value="true" calcext:value-type="boolean">
            <text:p>TRUE</text:p>
          </table:table-cell>
          <table:table-cell table:formula="of:=AND([.M14]&gt;=[.F14];[.M14]&lt;=[.H14])" office:value-type="boolean" office:boolean-value="true" calcext:value-type="boolean">
            <text:p>TRUE</text:p>
          </table:table-cell>
          <table:table-cell table:formula="of:=AND([.M14]&gt;=[.E14];[.M14]&lt;=[.I1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y Bragg</text:p>
          </table:table-cell>
          <table:table-cell office:value-type="string" calcext:value-type="string">
            <text:p>L2476</text:p>
          </table:table-cell>
          <table:table-cell office:value-type="string" calcext:value-type="string">
            <text:p>GM</text:p>
          </table:table-cell>
          <table:table-cell office:value-type="float" office:value="1626" calcext:value-type="float">
            <text:p>1626</text:p>
          </table:table-cell>
          <table:table-cell office:value-type="float" office:value="74.7448095075707" calcext:value-type="float">
            <text:p>74.7448095075707</text:p>
          </table:table-cell>
          <table:table-cell office:value-type="float" office:value="78.5295644005561" calcext:value-type="float">
            <text:p>78.5295644005561</text:p>
          </table:table-cell>
          <table:table-cell office:value-type="float" office:value="82.2163747850184" calcext:value-type="float">
            <text:p>82.2163747850184</text:p>
          </table:table-cell>
          <table:table-cell office:value-type="float" office:value="86.0990741865268" calcext:value-type="float">
            <text:p>86.0990741865268</text:p>
          </table:table-cell>
          <table:table-cell office:value-type="float" office:value="89.8838290795121" calcext:value-type="float">
            <text:p>89.88382907951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.618981891707" calcext:value-type="float">
            <text:p>70.618981891707</text:p>
          </table:table-cell>
          <table:table-cell office:value-type="float" office:value="20" calcext:value-type="float">
            <text:p>20</text:p>
          </table:table-cell>
          <table:table-cell table:formula="of:=ROW() - 1" office:value-type="float" office:value="14" calcext:value-type="float">
            <text:p>14</text:p>
          </table:table-cell>
          <table:table-cell table:formula="of:=[.K15] - [.N15]" office:value-type="float" office:value="-8" calcext:value-type="float">
            <text:p>-8</text:p>
          </table:table-cell>
          <table:table-cell table:formula="of:=[.O15]-[.N15]" office:value-type="float" office:value="-6" calcext:value-type="float">
            <text:p>-6</text:p>
          </table:table-cell>
          <table:table-cell table:formula="of:=ABS([.Q15])" office:value-type="float" office:value="6" calcext:value-type="float">
            <text:p>6</text:p>
          </table:table-cell>
          <table:table-cell table:formula="of:=[.M15]-[.G15]" office:value-type="float" office:value="-11.5973928933114" calcext:value-type="float">
            <text:p>-11.5973928933114</text:p>
          </table:table-cell>
          <table:table-cell table:formula="of:=AND([.N15]&lt;=[.J15];[.N15]&gt;=[.L15])" office:value-type="boolean" office:boolean-value="false" calcext:value-type="boolean">
            <text:p>FALSE</text:p>
          </table:table-cell>
          <table:table-cell table:formula="of:=AND([.M15]&gt;=[.F15];[.M15]&lt;=[.H15])" office:value-type="boolean" office:boolean-value="false" calcext:value-type="boolean">
            <text:p>FALSE</text:p>
          </table:table-cell>
          <table:table-cell table:formula="of:=AND([.M15]&gt;=[.E15];[.M15]&lt;=[.I1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h Lam</text:p>
          </table:table-cell>
          <table:table-cell office:value-type="string" calcext:value-type="string">
            <text:p>TY101025</text:p>
          </table:table-cell>
          <table:table-cell office:value-type="string" calcext:value-type="string">
            <text:p>M</text:p>
          </table:table-cell>
          <table:table-cell office:value-type="float" office:value="1511" calcext:value-type="float">
            <text:p>1511</text:p>
          </table:table-cell>
          <table:table-cell office:value-type="float" office:value="68.3712729706329" calcext:value-type="float">
            <text:p>68.3712729706329</text:p>
          </table:table-cell>
          <table:table-cell office:value-type="float" office:value="72.3152410093933" calcext:value-type="float">
            <text:p>72.3152410093933</text:p>
          </table:table-cell>
          <table:table-cell office:value-type="float" office:value="76.3743325460928" calcext:value-type="float">
            <text:p>76.3743325460928</text:p>
          </table:table-cell>
          <table:table-cell office:value-type="float" office:value="80.203177086914" calcext:value-type="float">
            <text:p>80.203177086914</text:p>
          </table:table-cell>
          <table:table-cell office:value-type="float" office:value="84.1471451256744" calcext:value-type="float">
            <text:p>84.147145125674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3.7536905478471" calcext:value-type="float">
            <text:p>83.7536905478471</text:p>
          </table:table-cell>
          <table:table-cell office:value-type="float" office:value="12" calcext:value-type="float">
            <text:p>12</text:p>
          </table:table-cell>
          <table:table-cell table:formula="of:=ROW() - 1" office:value-type="float" office:value="15" calcext:value-type="float">
            <text:p>15</text:p>
          </table:table-cell>
          <table:table-cell table:formula="of:=[.K16] - [.N16]" office:value-type="float" office:value="3" calcext:value-type="float">
            <text:p>3</text:p>
          </table:table-cell>
          <table:table-cell table:formula="of:=[.O16]-[.N16]" office:value-type="float" office:value="3" calcext:value-type="float">
            <text:p>3</text:p>
          </table:table-cell>
          <table:table-cell table:formula="of:=ABS([.Q16])" office:value-type="float" office:value="3" calcext:value-type="float">
            <text:p>3</text:p>
          </table:table-cell>
          <table:table-cell table:formula="of:=[.M16]-[.G16]" office:value-type="float" office:value="7.3793580017543" calcext:value-type="float">
            <text:p>7.3793580017543</text:p>
          </table:table-cell>
          <table:table-cell table:formula="of:=AND([.N16]&lt;=[.J16];[.N16]&gt;=[.L16])" office:value-type="boolean" office:boolean-value="false" calcext:value-type="boolean">
            <text:p>FALSE</text:p>
          </table:table-cell>
          <table:table-cell table:formula="of:=AND([.M16]&gt;=[.F16];[.M16]&lt;=[.H16])" office:value-type="boolean" office:boolean-value="false" calcext:value-type="boolean">
            <text:p>FALSE</text:p>
          </table:table-cell>
          <table:table-cell table:formula="of:=AND([.M16]&gt;=[.E16];[.M16]&lt;=[.I1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e Anderson</text:p>
          </table:table-cell>
          <table:table-cell office:value-type="string" calcext:value-type="string">
            <text:p>A119645</text:p>
          </table:table-cell>
          <table:table-cell office:value-type="string" calcext:value-type="string">
            <text:p>M</text:p>
          </table:table-cell>
          <table:table-cell office:value-type="float" office:value="1386" calcext:value-type="float">
            <text:p>1386</text:p>
          </table:table-cell>
          <table:table-cell office:value-type="float" office:value="61.7729483505998" calcext:value-type="float">
            <text:p>61.7729483505998</text:p>
          </table:table-cell>
          <table:table-cell office:value-type="float" office:value="65.6304331504565" calcext:value-type="float">
            <text:p>65.6304331504565</text:p>
          </table:table-cell>
          <table:table-cell office:value-type="float" office:value="69.6772667165991" calcext:value-type="float">
            <text:p>69.6772667165991</text:p>
          </table:table-cell>
          <table:table-cell office:value-type="float" office:value="73.3454027501698" calcext:value-type="float">
            <text:p>73.3454027501698</text:p>
          </table:table-cell>
          <table:table-cell office:value-type="float" office:value="77.2028875500265" calcext:value-type="float">
            <text:p>77.202887550026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9.5366368204434" calcext:value-type="float">
            <text:p>69.5366368204434</text:p>
          </table:table-cell>
          <table:table-cell office:value-type="float" office:value="22" calcext:value-type="float">
            <text:p>22</text:p>
          </table:table-cell>
          <table:table-cell table:formula="of:=ROW() - 1" office:value-type="float" office:value="16" calcext:value-type="float">
            <text:p>16</text:p>
          </table:table-cell>
          <table:table-cell table:formula="of:=[.K17] - [.N17]" office:value-type="float" office:value="-6" calcext:value-type="float">
            <text:p>-6</text:p>
          </table:table-cell>
          <table:table-cell table:formula="of:=[.O17]-[.N17]" office:value-type="float" office:value="-6" calcext:value-type="float">
            <text:p>-6</text:p>
          </table:table-cell>
          <table:table-cell table:formula="of:=ABS([.Q17])" office:value-type="float" office:value="6" calcext:value-type="float">
            <text:p>6</text:p>
          </table:table-cell>
          <table:table-cell table:formula="of:=[.M17]-[.G17]" office:value-type="float" office:value="-0.140629896155701" calcext:value-type="float">
            <text:p>-0.140629896155701</text:p>
          </table:table-cell>
          <table:table-cell table:formula="of:=AND([.N17]&lt;=[.J17];[.N17]&gt;=[.L17])" office:value-type="boolean" office:boolean-value="false" calcext:value-type="boolean">
            <text:p>FALSE</text:p>
          </table:table-cell>
          <table:table-cell table:formula="of:=AND([.M17]&gt;=[.F17];[.M17]&lt;=[.H17])" office:value-type="boolean" office:boolean-value="true" calcext:value-type="boolean">
            <text:p>TRUE</text:p>
          </table:table-cell>
          <table:table-cell table:formula="of:=AND([.M17]&gt;=[.E17];[.M17]&lt;=[.I1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n Jenkins</text:p>
          </table:table-cell>
          <table:table-cell office:value-type="string" calcext:value-type="string">
            <text:p>L4294</text:p>
          </table:table-cell>
          <table:table-cell office:value-type="string" calcext:value-type="string">
            <text:p>M</text:p>
          </table:table-cell>
          <table:table-cell office:value-type="float" office:value="1343" calcext:value-type="float">
            <text:p>1343</text:p>
          </table:table-cell>
          <table:table-cell office:value-type="float" office:value="59.9605598587433" calcext:value-type="float">
            <text:p>59.9605598587433</text:p>
          </table:table-cell>
          <table:table-cell office:value-type="float" office:value="64.2813334951989" calcext:value-type="float">
            <text:p>64.2813334951989</text:p>
          </table:table-cell>
          <table:table-cell office:value-type="float" office:value="67.7236436656778" calcext:value-type="float">
            <text:p>67.7236436656778</text:p>
          </table:table-cell>
          <table:table-cell office:value-type="float" office:value="72.9228807681102" calcext:value-type="float">
            <text:p>72.9228807681102</text:p>
          </table:table-cell>
          <table:table-cell office:value-type="float" office:value="77.2436544045659" calcext:value-type="float">
            <text:p>77.243654404565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1.7780156913757" calcext:value-type="float">
            <text:p>71.7780156913757</text:p>
          </table:table-cell>
          <table:table-cell office:value-type="float" office:value="19" calcext:value-type="float">
            <text:p>19</text:p>
          </table:table-cell>
          <table:table-cell table:formula="of:=ROW() - 1" office:value-type="float" office:value="17" calcext:value-type="float">
            <text:p>17</text:p>
          </table:table-cell>
          <table:table-cell table:formula="of:=[.K18] - [.N18]" office:value-type="float" office:value="-3" calcext:value-type="float">
            <text:p>-3</text:p>
          </table:table-cell>
          <table:table-cell table:formula="of:=[.O18]-[.N18]" office:value-type="float" office:value="-2" calcext:value-type="float">
            <text:p>-2</text:p>
          </table:table-cell>
          <table:table-cell table:formula="of:=ABS([.Q18])" office:value-type="float" office:value="2" calcext:value-type="float">
            <text:p>2</text:p>
          </table:table-cell>
          <table:table-cell table:formula="of:=[.M18]-[.G18]" office:value-type="float" office:value="4.0543720256979" calcext:value-type="float">
            <text:p>4.0543720256979</text:p>
          </table:table-cell>
          <table:table-cell table:formula="of:=AND([.N18]&lt;=[.J18];[.N18]&gt;=[.L18])" office:value-type="boolean" office:boolean-value="true" calcext:value-type="boolean">
            <text:p>TRUE</text:p>
          </table:table-cell>
          <table:table-cell table:formula="of:=AND([.M18]&gt;=[.F18];[.M18]&lt;=[.H18])" office:value-type="boolean" office:boolean-value="true" calcext:value-type="boolean">
            <text:p>TRUE</text:p>
          </table:table-cell>
          <table:table-cell table:formula="of:=AND([.M18]&gt;=[.E18];[.M18]&lt;=[.I1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ian Cachola</text:p>
          </table:table-cell>
          <table:table-cell office:value-type="string" calcext:value-type="string">
            <text:p>TY131526</text:p>
          </table:table-cell>
          <table:table-cell office:value-type="string" calcext:value-type="string">
            <text:p>B</text:p>
          </table:table-cell>
          <table:table-cell office:value-type="float" office:value="1314" calcext:value-type="float">
            <text:p>1314</text:p>
          </table:table-cell>
          <table:table-cell office:value-type="float" office:value="58.0135221302514" calcext:value-type="float">
            <text:p>58.0135221302514</text:p>
          </table:table-cell>
          <table:table-cell office:value-type="float" office:value="62.3700969416065" calcext:value-type="float">
            <text:p>62.3700969416065</text:p>
          </table:table-cell>
          <table:table-cell office:value-type="float" office:value="66.1885168540852" calcext:value-type="float">
            <text:p>66.1885168540852</text:p>
          </table:table-cell>
          <table:table-cell office:value-type="float" office:value="71.0832465643166" calcext:value-type="float">
            <text:p>71.0832465643166</text:p>
          </table:table-cell>
          <table:table-cell office:value-type="float" office:value="75.4398213756716" calcext:value-type="float">
            <text:p>75.43982137567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1.8255971827422" calcext:value-type="float">
            <text:p>71.8255971827422</text:p>
          </table:table-cell>
          <table:table-cell office:value-type="float" office:value="17" calcext:value-type="float">
            <text:p>17</text:p>
          </table:table-cell>
          <table:table-cell table:formula="of:=ROW() - 1" office:value-type="float" office:value="18" calcext:value-type="float">
            <text:p>18</text:p>
          </table:table-cell>
          <table:table-cell table:formula="of:=[.K19] - [.N19]" office:value-type="float" office:value="0" calcext:value-type="float">
            <text:p>0</text:p>
          </table:table-cell>
          <table:table-cell table:formula="of:=[.O19]-[.N19]" office:value-type="float" office:value="1" calcext:value-type="float">
            <text:p>1</text:p>
          </table:table-cell>
          <table:table-cell table:formula="of:=ABS([.Q19])" office:value-type="float" office:value="1" calcext:value-type="float">
            <text:p>1</text:p>
          </table:table-cell>
          <table:table-cell table:formula="of:=[.M19]-[.G19]" office:value-type="float" office:value="5.63708032865701" calcext:value-type="float">
            <text:p>5.63708032865701</text:p>
          </table:table-cell>
          <table:table-cell table:formula="of:=AND([.N19]&lt;=[.J19];[.N19]&gt;=[.L19])" office:value-type="boolean" office:boolean-value="true" calcext:value-type="boolean">
            <text:p>TRUE</text:p>
          </table:table-cell>
          <table:table-cell table:formula="of:=AND([.M19]&gt;=[.F19];[.M19]&lt;=[.H19])" office:value-type="boolean" office:boolean-value="false" calcext:value-type="boolean">
            <text:p>FALSE</text:p>
          </table:table-cell>
          <table:table-cell table:formula="of:=AND([.M19]&gt;=[.E19];[.M19]&lt;=[.I1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ry Elder</text:p>
          </table:table-cell>
          <table:table-cell office:value-type="string" calcext:value-type="string">
            <text:p>A143002</text:p>
          </table:table-cell>
          <table:table-cell office:value-type="string" calcext:value-type="string">
            <text:p>A</text:p>
          </table:table-cell>
          <table:table-cell office:value-type="float" office:value="1292" calcext:value-type="float">
            <text:p>1292</text:p>
          </table:table-cell>
          <table:table-cell office:value-type="float" office:value="57.0713486497744" calcext:value-type="float">
            <text:p>57.0713486497744</text:p>
          </table:table-cell>
          <table:table-cell office:value-type="float" office:value="61.1460939133162" calcext:value-type="float">
            <text:p>61.1460939133162</text:p>
          </table:table-cell>
          <table:table-cell office:value-type="float" office:value="64.6129209619274" calcext:value-type="float">
            <text:p>64.6129209619274</text:p>
          </table:table-cell>
          <table:table-cell office:value-type="float" office:value="69.2955844403998" calcext:value-type="float">
            <text:p>69.2955844403998</text:p>
          </table:table-cell>
          <table:table-cell office:value-type="float" office:value="73.3703297039416" calcext:value-type="float">
            <text:p>73.37032970394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1.8055681272719" calcext:value-type="float">
            <text:p>71.8055681272719</text:p>
          </table:table-cell>
          <table:table-cell office:value-type="float" office:value="18" calcext:value-type="float">
            <text:p>18</text:p>
          </table:table-cell>
          <table:table-cell table:formula="of:=ROW() - 1" office:value-type="float" office:value="19" calcext:value-type="float">
            <text:p>19</text:p>
          </table:table-cell>
          <table:table-cell table:formula="of:=[.K20] - [.N20]" office:value-type="float" office:value="0" calcext:value-type="float">
            <text:p>0</text:p>
          </table:table-cell>
          <table:table-cell table:formula="of:=[.O20]-[.N20]" office:value-type="float" office:value="1" calcext:value-type="float">
            <text:p>1</text:p>
          </table:table-cell>
          <table:table-cell table:formula="of:=ABS([.Q20])" office:value-type="float" office:value="1" calcext:value-type="float">
            <text:p>1</text:p>
          </table:table-cell>
          <table:table-cell table:formula="of:=[.M20]-[.G20]" office:value-type="float" office:value="7.1926471653445" calcext:value-type="float">
            <text:p>7.1926471653445</text:p>
          </table:table-cell>
          <table:table-cell table:formula="of:=AND([.N20]&lt;=[.J20];[.N20]&gt;=[.L20])" office:value-type="boolean" office:boolean-value="true" calcext:value-type="boolean">
            <text:p>TRUE</text:p>
          </table:table-cell>
          <table:table-cell table:formula="of:=AND([.M20]&gt;=[.F20];[.M20]&lt;=[.H20])" office:value-type="boolean" office:boolean-value="false" calcext:value-type="boolean">
            <text:p>FALSE</text:p>
          </table:table-cell>
          <table:table-cell table:formula="of:=AND([.M20]&gt;=[.E20];[.M20]&lt;=[.I2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an Credle</text:p>
          </table:table-cell>
          <table:table-cell office:value-type="string" calcext:value-type="string">
            <text:p>A125823</text:p>
          </table:table-cell>
          <table:table-cell office:value-type="string" calcext:value-type="string">
            <text:p>C</text:p>
          </table:table-cell>
          <table:table-cell office:value-type="float" office:value="1270" calcext:value-type="float">
            <text:p>1270</text:p>
          </table:table-cell>
          <table:table-cell office:value-type="float" office:value="56.4278148190679" calcext:value-type="float">
            <text:p>56.4278148190679</text:p>
          </table:table-cell>
          <table:table-cell office:value-type="float" office:value="61.5468420419187" calcext:value-type="float">
            <text:p>61.5468420419187</text:p>
          </table:table-cell>
          <table:table-cell office:value-type="float" office:value="64.4004869792539" calcext:value-type="float">
            <text:p>64.4004869792539</text:p>
          </table:table-cell>
          <table:table-cell office:value-type="float" office:value="71.7848964876202" calcext:value-type="float">
            <text:p>71.7848964876202</text:p>
          </table:table-cell>
          <table:table-cell office:value-type="float" office:value="76.903923710471" calcext:value-type="float">
            <text:p>76.90392371047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5.1854485328443" calcext:value-type="float">
            <text:p>65.1854485328443</text:p>
          </table:table-cell>
          <table:table-cell office:value-type="float" office:value="26" calcext:value-type="float">
            <text:p>26</text:p>
          </table:table-cell>
          <table:table-cell table:formula="of:=ROW() - 1" office:value-type="float" office:value="20" calcext:value-type="float">
            <text:p>20</text:p>
          </table:table-cell>
          <table:table-cell table:formula="of:=[.K21] - [.N21]" office:value-type="float" office:value="-8" calcext:value-type="float">
            <text:p>-8</text:p>
          </table:table-cell>
          <table:table-cell table:formula="of:=[.O21]-[.N21]" office:value-type="float" office:value="-6" calcext:value-type="float">
            <text:p>-6</text:p>
          </table:table-cell>
          <table:table-cell table:formula="of:=ABS([.Q21])" office:value-type="float" office:value="6" calcext:value-type="float">
            <text:p>6</text:p>
          </table:table-cell>
          <table:table-cell table:formula="of:=[.M21]-[.G21]" office:value-type="float" office:value="0.784961553590406" calcext:value-type="float">
            <text:p>0.784961553590406</text:p>
          </table:table-cell>
          <table:table-cell table:formula="of:=AND([.N21]&lt;=[.J21];[.N21]&gt;=[.L21])" office:value-type="boolean" office:boolean-value="false" calcext:value-type="boolean">
            <text:p>FALSE</text:p>
          </table:table-cell>
          <table:table-cell table:formula="of:=AND([.M21]&gt;=[.F21];[.M21]&lt;=[.H21])" office:value-type="boolean" office:boolean-value="true" calcext:value-type="boolean">
            <text:p>TRUE</text:p>
          </table:table-cell>
          <table:table-cell table:formula="of:=AND([.M21]&gt;=[.E21];[.M21]&lt;=[.I2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ry McClain</text:p>
          </table:table-cell>
          <table:table-cell office:value-type="string" calcext:value-type="string">
            <text:p>TY48726</text:p>
          </table:table-cell>
          <table:table-cell office:value-type="string" calcext:value-type="string">
            <text:p>B</text:p>
          </table:table-cell>
          <table:table-cell office:value-type="float" office:value="1277" calcext:value-type="float">
            <text:p>1277</text:p>
          </table:table-cell>
          <table:table-cell office:value-type="float" office:value="55.5982909328172" calcext:value-type="float">
            <text:p>55.5982909328172</text:p>
          </table:table-cell>
          <table:table-cell office:value-type="float" office:value="60.2672887085404" calcext:value-type="float">
            <text:p>60.2672887085404</text:p>
          </table:table-cell>
          <table:table-cell office:value-type="float" office:value="64.0480349627281" calcext:value-type="float">
            <text:p>64.0480349627281</text:p>
          </table:table-cell>
          <table:table-cell office:value-type="float" office:value="69.6052842599867" calcext:value-type="float">
            <text:p>69.6052842599867</text:p>
          </table:table-cell>
          <table:table-cell office:value-type="float" office:value="74.2742820357099" calcext:value-type="float">
            <text:p>74.274282035709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0.4589749283362" calcext:value-type="float">
            <text:p>60.4589749283362</text:p>
          </table:table-cell>
          <table:table-cell office:value-type="float" office:value="29" calcext:value-type="float">
            <text:p>29</text:p>
          </table:table-cell>
          <table:table-cell table:formula="of:=ROW() - 1" office:value-type="float" office:value="21" calcext:value-type="float">
            <text:p>21</text:p>
          </table:table-cell>
          <table:table-cell table:formula="of:=[.K22] - [.N22]" office:value-type="float" office:value="-10" calcext:value-type="float">
            <text:p>-10</text:p>
          </table:table-cell>
          <table:table-cell table:formula="of:=[.O22]-[.N22]" office:value-type="float" office:value="-8" calcext:value-type="float">
            <text:p>-8</text:p>
          </table:table-cell>
          <table:table-cell table:formula="of:=ABS([.Q22])" office:value-type="float" office:value="8" calcext:value-type="float">
            <text:p>8</text:p>
          </table:table-cell>
          <table:table-cell table:formula="of:=[.M22]-[.G22]" office:value-type="float" office:value="-3.5890600343919" calcext:value-type="float">
            <text:p>-3.5890600343919</text:p>
          </table:table-cell>
          <table:table-cell table:formula="of:=AND([.N22]&lt;=[.J22];[.N22]&gt;=[.L22])" office:value-type="boolean" office:boolean-value="false" calcext:value-type="boolean">
            <text:p>FALSE</text:p>
          </table:table-cell>
          <table:table-cell table:formula="of:=AND([.M22]&gt;=[.F22];[.M22]&lt;=[.H22])" office:value-type="boolean" office:boolean-value="true" calcext:value-type="boolean">
            <text:p>TRUE</text:p>
          </table:table-cell>
          <table:table-cell table:formula="of:=AND([.M22]&gt;=[.E22];[.M22]&lt;=[.I2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 THOMAS</text:p>
          </table:table-cell>
          <table:table-cell office:value-type="string" calcext:value-type="string">
            <text:p>A41272</text:p>
          </table:table-cell>
          <table:table-cell office:value-type="string" calcext:value-type="string">
            <text:p>M</text:p>
          </table:table-cell>
          <table:table-cell office:value-type="float" office:value="1276" calcext:value-type="float">
            <text:p>1276</text:p>
          </table:table-cell>
          <table:table-cell office:value-type="float" office:value="54.6585678088907" calcext:value-type="float">
            <text:p>54.6585678088907</text:p>
          </table:table-cell>
          <table:table-cell office:value-type="float" office:value="59.4919341107192" calcext:value-type="float">
            <text:p>59.4919341107192</text:p>
          </table:table-cell>
          <table:table-cell office:value-type="float" office:value="64.3364957811011" calcext:value-type="float">
            <text:p>64.3364957811011</text:p>
          </table:table-cell>
          <table:table-cell office:value-type="float" office:value="69.1586667143761" calcext:value-type="float">
            <text:p>69.1586667143761</text:p>
          </table:table-cell>
          <table:table-cell office:value-type="float" office:value="73.9920330162046" calcext:value-type="float">
            <text:p>73.992033016204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2.0827392265754" calcext:value-type="float">
            <text:p>72.0827392265754</text:p>
          </table:table-cell>
          <table:table-cell office:value-type="float" office:value="16" calcext:value-type="float">
            <text:p>16</text:p>
          </table:table-cell>
          <table:table-cell table:formula="of:=ROW() - 1" office:value-type="float" office:value="22" calcext:value-type="float">
            <text:p>22</text:p>
          </table:table-cell>
          <table:table-cell table:formula="of:=[.K23] - [.N23]" office:value-type="float" office:value="2" calcext:value-type="float">
            <text:p>2</text:p>
          </table:table-cell>
          <table:table-cell table:formula="of:=[.O23]-[.N23]" office:value-type="float" office:value="6" calcext:value-type="float">
            <text:p>6</text:p>
          </table:table-cell>
          <table:table-cell table:formula="of:=ABS([.Q23])" office:value-type="float" office:value="6" calcext:value-type="float">
            <text:p>6</text:p>
          </table:table-cell>
          <table:table-cell table:formula="of:=[.M23]-[.G23]" office:value-type="float" office:value="7.74624344547429" calcext:value-type="float">
            <text:p>7.74624344547429</text:p>
          </table:table-cell>
          <table:table-cell table:formula="of:=AND([.N23]&lt;=[.J23];[.N23]&gt;=[.L23])" office:value-type="boolean" office:boolean-value="true" calcext:value-type="boolean">
            <text:p>TRUE</text:p>
          </table:table-cell>
          <table:table-cell table:formula="of:=AND([.M23]&gt;=[.F23];[.M23]&lt;=[.H23])" office:value-type="boolean" office:boolean-value="false" calcext:value-type="boolean">
            <text:p>FALSE</text:p>
          </table:table-cell>
          <table:table-cell table:formula="of:=AND([.M23]&gt;=[.E23];[.M23]&lt;=[.I2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 Crosby</text:p>
          </table:table-cell>
          <table:table-cell office:value-type="string" calcext:value-type="string">
            <text:p>A129236</text:p>
          </table:table-cell>
          <table:table-cell office:value-type="string" calcext:value-type="string">
            <text:p>B</text:p>
          </table:table-cell>
          <table:table-cell office:value-type="float" office:value="1250" calcext:value-type="float">
            <text:p>1250</text:p>
          </table:table-cell>
          <table:table-cell office:value-type="float" office:value="54.586471217356" calcext:value-type="float">
            <text:p>54.586471217356</text:p>
          </table:table-cell>
          <table:table-cell office:value-type="float" office:value="59.1454167083214" calcext:value-type="float">
            <text:p>59.1454167083214</text:p>
          </table:table-cell>
          <table:table-cell office:value-type="float" office:value="62.5416261484906" calcext:value-type="float">
            <text:p>62.5416261484906</text:p>
          </table:table-cell>
          <table:table-cell office:value-type="float" office:value="68.2633076902524" calcext:value-type="float">
            <text:p>68.2633076902524</text:p>
          </table:table-cell>
          <table:table-cell office:value-type="float" office:value="72.8222531812179" calcext:value-type="float">
            <text:p>72.822253181217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8.6799610809659" calcext:value-type="float">
            <text:p>68.6799610809659</text:p>
          </table:table-cell>
          <table:table-cell office:value-type="float" office:value="23" calcext:value-type="float">
            <text:p>23</text:p>
          </table:table-cell>
          <table:table-cell table:formula="of:=ROW() - 1" office:value-type="float" office:value="23" calcext:value-type="float">
            <text:p>23</text:p>
          </table:table-cell>
          <table:table-cell table:formula="of:=[.K24] - [.N24]" office:value-type="float" office:value="-2" calcext:value-type="float">
            <text:p>-2</text:p>
          </table:table-cell>
          <table:table-cell table:formula="of:=[.O24]-[.N24]" office:value-type="float" office:value="0" calcext:value-type="float">
            <text:p>0</text:p>
          </table:table-cell>
          <table:table-cell table:formula="of:=ABS([.Q24])" office:value-type="float" office:value="0" calcext:value-type="float">
            <text:p>0</text:p>
          </table:table-cell>
          <table:table-cell table:formula="of:=[.M24]-[.G24]" office:value-type="float" office:value="6.1383349324753" calcext:value-type="float">
            <text:p>6.1383349324753</text:p>
          </table:table-cell>
          <table:table-cell table:formula="of:=AND([.N24]&lt;=[.J24];[.N24]&gt;=[.L24])" office:value-type="boolean" office:boolean-value="true" calcext:value-type="boolean">
            <text:p>TRUE</text:p>
          </table:table-cell>
          <table:table-cell table:formula="of:=AND([.M24]&gt;=[.F24];[.M24]&lt;=[.H24])" office:value-type="boolean" office:boolean-value="false" calcext:value-type="boolean">
            <text:p>FALSE</text:p>
          </table:table-cell>
          <table:table-cell table:formula="of:=AND([.M24]&gt;=[.E24];[.M24]&lt;=[.I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in Montgomery</text:p>
          </table:table-cell>
          <table:table-cell office:value-type="string" calcext:value-type="string">
            <text:p>A108820</text:p>
          </table:table-cell>
          <table:table-cell office:value-type="string" calcext:value-type="string">
            <text:p>A</text:p>
          </table:table-cell>
          <table:table-cell office:value-type="float" office:value="1267" calcext:value-type="float">
            <text:p>1267</text:p>
          </table:table-cell>
          <table:table-cell office:value-type="float" office:value="54.5351129331725" calcext:value-type="float">
            <text:p>54.5351129331725</text:p>
          </table:table-cell>
          <table:table-cell office:value-type="float" office:value="59.0832554329537" calcext:value-type="float">
            <text:p>59.0832554329537</text:p>
          </table:table-cell>
          <table:table-cell office:value-type="float" office:value="63.4658222509519" calcext:value-type="float">
            <text:p>63.4658222509519</text:p>
          </table:table-cell>
          <table:table-cell office:value-type="float" office:value="68.1795404325161" calcext:value-type="float">
            <text:p>68.1795404325161</text:p>
          </table:table-cell>
          <table:table-cell office:value-type="float" office:value="72.7276829322973" calcext:value-type="float">
            <text:p>72.727682932297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0.4735400017361" calcext:value-type="float">
            <text:p>70.4735400017361</text:p>
          </table:table-cell>
          <table:table-cell office:value-type="float" office:value="21" calcext:value-type="float">
            <text:p>21</text:p>
          </table:table-cell>
          <table:table-cell table:formula="of:=ROW() - 1" office:value-type="float" office:value="24" calcext:value-type="float">
            <text:p>24</text:p>
          </table:table-cell>
          <table:table-cell table:formula="of:=[.K25] - [.N25]" office:value-type="float" office:value="-2" calcext:value-type="float">
            <text:p>-2</text:p>
          </table:table-cell>
          <table:table-cell table:formula="of:=[.O25]-[.N25]" office:value-type="float" office:value="3" calcext:value-type="float">
            <text:p>3</text:p>
          </table:table-cell>
          <table:table-cell table:formula="of:=ABS([.Q25])" office:value-type="float" office:value="3" calcext:value-type="float">
            <text:p>3</text:p>
          </table:table-cell>
          <table:table-cell table:formula="of:=[.M25]-[.G25]" office:value-type="float" office:value="7.0077177507842" calcext:value-type="float">
            <text:p>7.0077177507842</text:p>
          </table:table-cell>
          <table:table-cell table:formula="of:=AND([.N25]&lt;=[.J25];[.N25]&gt;=[.L25])" office:value-type="boolean" office:boolean-value="true" calcext:value-type="boolean">
            <text:p>TRUE</text:p>
          </table:table-cell>
          <table:table-cell table:formula="of:=AND([.M25]&gt;=[.F25];[.M25]&lt;=[.H25])" office:value-type="boolean" office:boolean-value="false" calcext:value-type="boolean">
            <text:p>FALSE</text:p>
          </table:table-cell>
          <table:table-cell table:formula="of:=AND([.M25]&gt;=[.E25];[.M25]&lt;=[.I2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y Brachear</text:p>
          </table:table-cell>
          <table:table-cell office:value-type="string" calcext:value-type="string">
            <text:p>A106542</text:p>
          </table:table-cell>
          <table:table-cell office:value-type="string" calcext:value-type="string">
            <text:p>A</text:p>
          </table:table-cell>
          <table:table-cell office:value-type="float" office:value="1228" calcext:value-type="float">
            <text:p>1228</text:p>
          </table:table-cell>
          <table:table-cell office:value-type="float" office:value="53.4677248705083" calcext:value-type="float">
            <text:p>53.4677248705083</text:p>
          </table:table-cell>
          <table:table-cell office:value-type="float" office:value="57.867591896104" calcext:value-type="float">
            <text:p>57.867591896104</text:p>
          </table:table-cell>
          <table:table-cell office:value-type="float" office:value="61.5651977707002" calcext:value-type="float">
            <text:p>61.5651977707002</text:p>
          </table:table-cell>
          <table:table-cell office:value-type="float" office:value="66.6673259472954" calcext:value-type="float">
            <text:p>66.6673259472954</text:p>
          </table:table-cell>
          <table:table-cell office:value-type="float" office:value="71.0671929728911" calcext:value-type="float">
            <text:p>71.067192972891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7.2892024566234" calcext:value-type="float">
            <text:p>67.2892024566234</text:p>
          </table:table-cell>
          <table:table-cell office:value-type="float" office:value="24" calcext:value-type="float">
            <text:p>24</text:p>
          </table:table-cell>
          <table:table-cell table:formula="of:=ROW() - 1" office:value-type="float" office:value="25" calcext:value-type="float">
            <text:p>25</text:p>
          </table:table-cell>
          <table:table-cell table:formula="of:=[.K26] - [.N26]" office:value-type="float" office:value="-1" calcext:value-type="float">
            <text:p>-1</text:p>
          </table:table-cell>
          <table:table-cell table:formula="of:=[.O26]-[.N26]" office:value-type="float" office:value="1" calcext:value-type="float">
            <text:p>1</text:p>
          </table:table-cell>
          <table:table-cell table:formula="of:=ABS([.Q26])" office:value-type="float" office:value="1" calcext:value-type="float">
            <text:p>1</text:p>
          </table:table-cell>
          <table:table-cell table:formula="of:=[.M26]-[.G26]" office:value-type="float" office:value="5.7240046859232" calcext:value-type="float">
            <text:p>5.7240046859232</text:p>
          </table:table-cell>
          <table:table-cell table:formula="of:=AND([.N26]&lt;=[.J26];[.N26]&gt;=[.L26])" office:value-type="boolean" office:boolean-value="true" calcext:value-type="boolean">
            <text:p>TRUE</text:p>
          </table:table-cell>
          <table:table-cell table:formula="of:=AND([.M26]&gt;=[.F26];[.M26]&lt;=[.H26])" office:value-type="boolean" office:boolean-value="false" calcext:value-type="boolean">
            <text:p>FALSE</text:p>
          </table:table-cell>
          <table:table-cell table:formula="of:=AND([.M26]&gt;=[.E26];[.M26]&lt;=[.I2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a Gontsharova</text:p>
          </table:table-cell>
          <table:table-cell office:value-type="string" calcext:value-type="string">
            <text:p>A145504</text:p>
          </table:table-cell>
          <table:table-cell office:value-type="string" calcext:value-type="string">
            <text:p>B</text:p>
          </table:table-cell>
          <table:table-cell office:value-type="float" office:value="1164" calcext:value-type="float">
            <text:p>1164</text:p>
          </table:table-cell>
          <table:table-cell office:value-type="float" office:value="50.6640615288893" calcext:value-type="float">
            <text:p>50.6640615288893</text:p>
          </table:table-cell>
          <table:table-cell office:value-type="float" office:value="54.128149746841" calcext:value-type="float">
            <text:p>54.128149746841</text:p>
          </table:table-cell>
          <table:table-cell office:value-type="float" office:value="57.5968570102291" calcext:value-type="float">
            <text:p>57.5968570102291</text:p>
          </table:table-cell>
          <table:table-cell office:value-type="float" office:value="61.0563261827443" calcext:value-type="float">
            <text:p>61.0563261827443</text:p>
          </table:table-cell>
          <table:table-cell office:value-type="float" office:value="64.520414400696" calcext:value-type="float">
            <text:p>64.52041440069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.9381304813194" calcext:value-type="float">
            <text:p>50.9381304813194</text:p>
          </table:table-cell>
          <table:table-cell office:value-type="float" office:value="37" calcext:value-type="float">
            <text:p>37</text:p>
          </table:table-cell>
          <table:table-cell table:formula="of:=ROW() - 1" office:value-type="float" office:value="26" calcext:value-type="float">
            <text:p>26</text:p>
          </table:table-cell>
          <table:table-cell table:formula="of:=[.K27] - [.N27]" office:value-type="float" office:value="-11" calcext:value-type="float">
            <text:p>-11</text:p>
          </table:table-cell>
          <table:table-cell table:formula="of:=[.O27]-[.N27]" office:value-type="float" office:value="-11" calcext:value-type="float">
            <text:p>-11</text:p>
          </table:table-cell>
          <table:table-cell table:formula="of:=ABS([.Q27])" office:value-type="float" office:value="11" calcext:value-type="float">
            <text:p>11</text:p>
          </table:table-cell>
          <table:table-cell table:formula="of:=[.M27]-[.G27]" office:value-type="float" office:value="-6.6587265289097" calcext:value-type="float">
            <text:p>-6.6587265289097</text:p>
          </table:table-cell>
          <table:table-cell table:formula="of:=AND([.N27]&lt;=[.J27];[.N27]&gt;=[.L27])" office:value-type="boolean" office:boolean-value="false" calcext:value-type="boolean">
            <text:p>FALSE</text:p>
          </table:table-cell>
          <table:table-cell table:formula="of:=AND([.M27]&gt;=[.F27];[.M27]&lt;=[.H27])" office:value-type="boolean" office:boolean-value="false" calcext:value-type="boolean">
            <text:p>FALSE</text:p>
          </table:table-cell>
          <table:table-cell table:formula="of:=AND([.M27]&gt;=[.E27];[.M27]&lt;=[.I2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sell Mellinger</text:p>
          </table:table-cell>
          <table:table-cell office:value-type="string" calcext:value-type="string">
            <text:p>TY138922</text:p>
          </table:table-cell>
          <table:table-cell office:value-type="string" calcext:value-type="string">
            <text:p>B</text:p>
          </table:table-cell>
          <table:table-cell office:value-type="float" office:value="1175" calcext:value-type="float">
            <text:p>1175</text:p>
          </table:table-cell>
          <table:table-cell office:value-type="float" office:value="49.9004540288671" calcext:value-type="float">
            <text:p>49.9004540288671</text:p>
          </table:table-cell>
          <table:table-cell office:value-type="float" office:value="54.5071854730745" calcext:value-type="float">
            <text:p>54.5071854730745</text:p>
          </table:table-cell>
          <table:table-cell office:value-type="float" office:value="58.8080402570517" calcext:value-type="float">
            <text:p>58.8080402570517</text:p>
          </table:table-cell>
          <table:table-cell office:value-type="float" office:value="63.7206483614895" calcext:value-type="float">
            <text:p>63.7206483614895</text:p>
          </table:table-cell>
          <table:table-cell office:value-type="float" office:value="68.327379805697" calcext:value-type="float">
            <text:p>68.32737980569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7.4090276154131" calcext:value-type="float">
            <text:p>57.4090276154131</text:p>
          </table:table-cell>
          <table:table-cell office:value-type="float" office:value="32" calcext:value-type="float">
            <text:p>32</text:p>
          </table:table-cell>
          <table:table-cell table:formula="of:=ROW() - 1" office:value-type="float" office:value="27" calcext:value-type="float">
            <text:p>27</text:p>
          </table:table-cell>
          <table:table-cell table:formula="of:=[.K28] - [.N28]" office:value-type="float" office:value="-6" calcext:value-type="float">
            <text:p>-6</text:p>
          </table:table-cell>
          <table:table-cell table:formula="of:=[.O28]-[.N28]" office:value-type="float" office:value="-5" calcext:value-type="float">
            <text:p>-5</text:p>
          </table:table-cell>
          <table:table-cell table:formula="of:=ABS([.Q28])" office:value-type="float" office:value="5" calcext:value-type="float">
            <text:p>5</text:p>
          </table:table-cell>
          <table:table-cell table:formula="of:=[.M28]-[.G28]" office:value-type="float" office:value="-1.3990126416386" calcext:value-type="float">
            <text:p>-1.3990126416386</text:p>
          </table:table-cell>
          <table:table-cell table:formula="of:=AND([.N28]&lt;=[.J28];[.N28]&gt;=[.L28])" office:value-type="boolean" office:boolean-value="false" calcext:value-type="boolean">
            <text:p>FALSE</text:p>
          </table:table-cell>
          <table:table-cell table:formula="of:=AND([.M28]&gt;=[.F28];[.M28]&lt;=[.H28])" office:value-type="boolean" office:boolean-value="true" calcext:value-type="boolean">
            <text:p>TRUE</text:p>
          </table:table-cell>
          <table:table-cell table:formula="of:=AND([.M28]&gt;=[.E28];[.M28]&lt;=[.I2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 Ward</text:p>
          </table:table-cell>
          <table:table-cell office:value-type="string" calcext:value-type="string">
            <text:p>L5826</text:p>
          </table:table-cell>
          <table:table-cell office:value-type="string" calcext:value-type="string">
            <text:p>A</text:p>
          </table:table-cell>
          <table:table-cell office:value-type="float" office:value="1180" calcext:value-type="float">
            <text:p>1180</text:p>
          </table:table-cell>
          <table:table-cell office:value-type="float" office:value="49.4413111854053" calcext:value-type="float">
            <text:p>49.4413111854053</text:p>
          </table:table-cell>
          <table:table-cell office:value-type="float" office:value="53.9332488530655" calcext:value-type="float">
            <text:p>53.9332488530655</text:p>
          </table:table-cell>
          <table:table-cell office:value-type="float" office:value="58.8413243786364" calcext:value-type="float">
            <text:p>58.8413243786364</text:p>
          </table:table-cell>
          <table:table-cell office:value-type="float" office:value="62.9171241883858" calcext:value-type="float">
            <text:p>62.9171241883858</text:p>
          </table:table-cell>
          <table:table-cell office:value-type="float" office:value="67.409061856046" calcext:value-type="float">
            <text:p>67.40906185604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4.0422091351593" calcext:value-type="float">
            <text:p>54.0422091351593</text:p>
          </table:table-cell>
          <table:table-cell office:value-type="float" office:value="34" calcext:value-type="float">
            <text:p>34</text:p>
          </table:table-cell>
          <table:table-cell table:formula="of:=ROW() - 1" office:value-type="float" office:value="28" calcext:value-type="float">
            <text:p>28</text:p>
          </table:table-cell>
          <table:table-cell table:formula="of:=[.K29] - [.N29]" office:value-type="float" office:value="-8" calcext:value-type="float">
            <text:p>-8</text:p>
          </table:table-cell>
          <table:table-cell table:formula="of:=[.O29]-[.N29]" office:value-type="float" office:value="-6" calcext:value-type="float">
            <text:p>-6</text:p>
          </table:table-cell>
          <table:table-cell table:formula="of:=ABS([.Q29])" office:value-type="float" office:value="6" calcext:value-type="float">
            <text:p>6</text:p>
          </table:table-cell>
          <table:table-cell table:formula="of:=[.M29]-[.G29]" office:value-type="float" office:value="-4.7991152434771" calcext:value-type="float">
            <text:p>-4.7991152434771</text:p>
          </table:table-cell>
          <table:table-cell table:formula="of:=AND([.N29]&lt;=[.J29];[.N29]&gt;=[.L29])" office:value-type="boolean" office:boolean-value="false" calcext:value-type="boolean">
            <text:p>FALSE</text:p>
          </table:table-cell>
          <table:table-cell table:formula="of:=AND([.M29]&gt;=[.F29];[.M29]&lt;=[.H29])" office:value-type="boolean" office:boolean-value="true" calcext:value-type="boolean">
            <text:p>TRUE</text:p>
          </table:table-cell>
          <table:table-cell table:formula="of:=AND([.M29]&gt;=[.E29];[.M29]&lt;=[.I2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h Teal</text:p>
          </table:table-cell>
          <table:table-cell office:value-type="string" calcext:value-type="string">
            <text:p>FY68930</text:p>
          </table:table-cell>
          <table:table-cell office:value-type="string" calcext:value-type="string">
            <text:p>B</text:p>
          </table:table-cell>
          <table:table-cell office:value-type="float" office:value="1152" calcext:value-type="float">
            <text:p>1152</text:p>
          </table:table-cell>
          <table:table-cell office:value-type="float" office:value="49.4179908158492" calcext:value-type="float">
            <text:p>49.4179908158492</text:p>
          </table:table-cell>
          <table:table-cell office:value-type="float" office:value="54.2779707691841" calcext:value-type="float">
            <text:p>54.2779707691841</text:p>
          </table:table-cell>
          <table:table-cell office:value-type="float" office:value="57.8526230865401" calcext:value-type="float">
            <text:p>57.8526230865401</text:p>
          </table:table-cell>
          <table:table-cell office:value-type="float" office:value="63.9979306758539" calcext:value-type="float">
            <text:p>63.9979306758539</text:p>
          </table:table-cell>
          <table:table-cell office:value-type="float" office:value="68.8579106291889" calcext:value-type="float">
            <text:p>68.857910629188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5.2801591971435" calcext:value-type="float">
            <text:p>65.2801591971435</text:p>
          </table:table-cell>
          <table:table-cell office:value-type="float" office:value="25" calcext:value-type="float">
            <text:p>25</text:p>
          </table:table-cell>
          <table:table-cell table:formula="of:=ROW() - 1" office:value-type="float" office:value="29" calcext:value-type="float">
            <text:p>29</text:p>
          </table:table-cell>
          <table:table-cell table:formula="of:=[.K30] - [.N30]" office:value-type="float" office:value="1" calcext:value-type="float">
            <text:p>1</text:p>
          </table:table-cell>
          <table:table-cell table:formula="of:=[.O30]-[.N30]" office:value-type="float" office:value="4" calcext:value-type="float">
            <text:p>4</text:p>
          </table:table-cell>
          <table:table-cell table:formula="of:=ABS([.Q30])" office:value-type="float" office:value="4" calcext:value-type="float">
            <text:p>4</text:p>
          </table:table-cell>
          <table:table-cell table:formula="of:=[.M30]-[.G30]" office:value-type="float" office:value="7.42753611060341" calcext:value-type="float">
            <text:p>7.42753611060341</text:p>
          </table:table-cell>
          <table:table-cell table:formula="of:=AND([.N30]&lt;=[.J30];[.N30]&gt;=[.L30])" office:value-type="boolean" office:boolean-value="true" calcext:value-type="boolean">
            <text:p>TRUE</text:p>
          </table:table-cell>
          <table:table-cell table:formula="of:=AND([.M30]&gt;=[.F30];[.M30]&lt;=[.H30])" office:value-type="boolean" office:boolean-value="false" calcext:value-type="boolean">
            <text:p>FALSE</text:p>
          </table:table-cell>
          <table:table-cell table:formula="of:=AND([.M30]&gt;=[.E30];[.M30]&lt;=[.I3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n Borg</text:p>
          </table:table-cell>
          <table:table-cell office:value-type="string" calcext:value-type="string">
            <text:p>TY68263</text:p>
          </table:table-cell>
          <table:table-cell office:value-type="string" calcext:value-type="string">
            <text:p>M</text:p>
          </table:table-cell>
          <table:table-cell office:value-type="float" office:value="1114" calcext:value-type="float">
            <text:p>1114</text:p>
          </table:table-cell>
          <table:table-cell office:value-type="float" office:value="46.0674203788943" calcext:value-type="float">
            <text:p>46.0674203788943</text:p>
          </table:table-cell>
          <table:table-cell office:value-type="float" office:value="50.4900776370822" calcext:value-type="float">
            <text:p>50.4900776370822</text:p>
          </table:table-cell>
          <table:table-cell office:value-type="float" office:value="55.3956364743259" calcext:value-type="float">
            <text:p>55.3956364743259</text:p>
          </table:table-cell>
          <table:table-cell office:value-type="float" office:value="59.3353921534581" calcext:value-type="float">
            <text:p>59.3353921534581</text:p>
          </table:table-cell>
          <table:table-cell office:value-type="float" office:value="63.758049411646" calcext:value-type="float">
            <text:p>63.75804941164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8.9699107348884" calcext:value-type="float">
            <text:p>58.9699107348884</text:p>
          </table:table-cell>
          <table:table-cell office:value-type="float" office:value="31" calcext:value-type="float">
            <text:p>31</text:p>
          </table:table-cell>
          <table:table-cell table:formula="of:=ROW() - 1" office:value-type="float" office:value="30" calcext:value-type="float">
            <text:p>30</text:p>
          </table:table-cell>
          <table:table-cell table:formula="of:=[.K31] - [.N31]" office:value-type="float" office:value="-1" calcext:value-type="float">
            <text:p>-1</text:p>
          </table:table-cell>
          <table:table-cell table:formula="of:=[.O31]-[.N31]" office:value-type="float" office:value="-1" calcext:value-type="float">
            <text:p>-1</text:p>
          </table:table-cell>
          <table:table-cell table:formula="of:=ABS([.Q31])" office:value-type="float" office:value="1" calcext:value-type="float">
            <text:p>1</text:p>
          </table:table-cell>
          <table:table-cell table:formula="of:=[.M31]-[.G31]" office:value-type="float" office:value="3.5742742605625" calcext:value-type="float">
            <text:p>3.5742742605625</text:p>
          </table:table-cell>
          <table:table-cell table:formula="of:=AND([.N31]&lt;=[.J31];[.N31]&gt;=[.L31])" office:value-type="boolean" office:boolean-value="true" calcext:value-type="boolean">
            <text:p>TRUE</text:p>
          </table:table-cell>
          <table:table-cell table:formula="of:=AND([.M31]&gt;=[.F31];[.M31]&lt;=[.H31])" office:value-type="boolean" office:boolean-value="true" calcext:value-type="boolean">
            <text:p>TRUE</text:p>
          </table:table-cell>
          <table:table-cell table:formula="of:=AND([.M31]&gt;=[.E31];[.M31]&lt;=[.I3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 Shain</text:p>
          </table:table-cell>
          <table:table-cell office:value-type="string" calcext:value-type="string">
            <text:p>TY86770</text:p>
          </table:table-cell>
          <table:table-cell office:value-type="string" calcext:value-type="string">
            <text:p>C</text:p>
          </table:table-cell>
          <table:table-cell office:value-type="float" office:value="1054" calcext:value-type="float">
            <text:p>1054</text:p>
          </table:table-cell>
          <table:table-cell office:value-type="float" office:value="44.7759586344918" calcext:value-type="float">
            <text:p>44.7759586344918</text:p>
          </table:table-cell>
          <table:table-cell office:value-type="float" office:value="49.1635972344379" calcext:value-type="float">
            <text:p>49.1635972344379</text:p>
          </table:table-cell>
          <table:table-cell office:value-type="float" office:value="52.4301495578076" calcext:value-type="float">
            <text:p>52.4301495578076</text:p>
          </table:table-cell>
          <table:table-cell office:value-type="float" office:value="57.9388744343301" calcext:value-type="float">
            <text:p>57.9388744343301</text:p>
          </table:table-cell>
          <table:table-cell office:value-type="float" office:value="62.3265130342762" calcext:value-type="float">
            <text:p>62.326513034276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60.3108885002664" calcext:value-type="float">
            <text:p>60.3108885002664</text:p>
          </table:table-cell>
          <table:table-cell office:value-type="float" office:value="30" calcext:value-type="float">
            <text:p>30</text:p>
          </table:table-cell>
          <table:table-cell table:formula="of:=ROW() - 1" office:value-type="float" office:value="31" calcext:value-type="float">
            <text:p>31</text:p>
          </table:table-cell>
          <table:table-cell table:formula="of:=[.K32] - [.N32]" office:value-type="float" office:value="1" calcext:value-type="float">
            <text:p>1</text:p>
          </table:table-cell>
          <table:table-cell table:formula="of:=[.O32]-[.N32]" office:value-type="float" office:value="1" calcext:value-type="float">
            <text:p>1</text:p>
          </table:table-cell>
          <table:table-cell table:formula="of:=ABS([.Q32])" office:value-type="float" office:value="1" calcext:value-type="float">
            <text:p>1</text:p>
          </table:table-cell>
          <table:table-cell table:formula="of:=[.M32]-[.G32]" office:value-type="float" office:value="7.8807389424588" calcext:value-type="float">
            <text:p>7.8807389424588</text:p>
          </table:table-cell>
          <table:table-cell table:formula="of:=AND([.N32]&lt;=[.J32];[.N32]&gt;=[.L32])" office:value-type="boolean" office:boolean-value="true" calcext:value-type="boolean">
            <text:p>TRUE</text:p>
          </table:table-cell>
          <table:table-cell table:formula="of:=AND([.M32]&gt;=[.F32];[.M32]&lt;=[.H32])" office:value-type="boolean" office:boolean-value="false" calcext:value-type="boolean">
            <text:p>FALSE</text:p>
          </table:table-cell>
          <table:table-cell table:formula="of:=AND([.M32]&gt;=[.E32];[.M32]&lt;=[.I3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 Goss</text:p>
          </table:table-cell>
          <table:table-cell office:value-type="string" calcext:value-type="string">
            <text:p>L3452</text:p>
          </table:table-cell>
          <table:table-cell office:value-type="string" calcext:value-type="string">
            <text:p>B</text:p>
          </table:table-cell>
          <table:table-cell office:value-type="float" office:value="1063" calcext:value-type="float">
            <text:p>1063</text:p>
          </table:table-cell>
          <table:table-cell office:value-type="float" office:value="44.1083924412452" calcext:value-type="float">
            <text:p>44.1083924412452</text:p>
          </table:table-cell>
          <table:table-cell office:value-type="float" office:value="48.4104271015602" calcext:value-type="float">
            <text:p>48.4104271015602</text:p>
          </table:table-cell>
          <table:table-cell office:value-type="float" office:value="52.7541528592331" calcext:value-type="float">
            <text:p>52.7541528592331</text:p>
          </table:table-cell>
          <table:table-cell office:value-type="float" office:value="57.0144964221902" calcext:value-type="float">
            <text:p>57.0144964221902</text:p>
          </table:table-cell>
          <table:table-cell office:value-type="float" office:value="61.3165310825052" calcext:value-type="float">
            <text:p>61.316531082505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7.1625877607286" calcext:value-type="float">
            <text:p>57.1625877607286</text:p>
          </table:table-cell>
          <table:table-cell office:value-type="float" office:value="33" calcext:value-type="float">
            <text:p>33</text:p>
          </table:table-cell>
          <table:table-cell table:formula="of:=ROW() - 1" office:value-type="float" office:value="32" calcext:value-type="float">
            <text:p>32</text:p>
          </table:table-cell>
          <table:table-cell table:formula="of:=[.K33] - [.N33]" office:value-type="float" office:value="-2" calcext:value-type="float">
            <text:p>-2</text:p>
          </table:table-cell>
          <table:table-cell table:formula="of:=[.O33]-[.N33]" office:value-type="float" office:value="-1" calcext:value-type="float">
            <text:p>-1</text:p>
          </table:table-cell>
          <table:table-cell table:formula="of:=ABS([.Q33])" office:value-type="float" office:value="1" calcext:value-type="float">
            <text:p>1</text:p>
          </table:table-cell>
          <table:table-cell table:formula="of:=[.M33]-[.G33]" office:value-type="float" office:value="4.4084349014955" calcext:value-type="float">
            <text:p>4.4084349014955</text:p>
          </table:table-cell>
          <table:table-cell table:formula="of:=AND([.N33]&lt;=[.J33];[.N33]&gt;=[.L33])" office:value-type="boolean" office:boolean-value="true" calcext:value-type="boolean">
            <text:p>TRUE</text:p>
          </table:table-cell>
          <table:table-cell table:formula="of:=AND([.M33]&gt;=[.F33];[.M33]&lt;=[.H33])" office:value-type="boolean" office:boolean-value="false" calcext:value-type="boolean">
            <text:p>FALSE</text:p>
          </table:table-cell>
          <table:table-cell table:formula="of:=AND([.M33]&gt;=[.E33];[.M33]&lt;=[.I3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 Breish</text:p>
          </table:table-cell>
          <table:table-cell office:value-type="string" calcext:value-type="string">
            <text:p>A121279</text:p>
          </table:table-cell>
          <table:table-cell office:value-type="string" calcext:value-type="string">
            <text:p>B</text:p>
          </table:table-cell>
          <table:table-cell office:value-type="float" office:value="996" calcext:value-type="float">
            <text:p>996</text:p>
          </table:table-cell>
          <table:table-cell office:value-type="float" office:value="41.3590254688774" calcext:value-type="float">
            <text:p>41.3590254688774</text:p>
          </table:table-cell>
          <table:table-cell office:value-type="float" office:value="45.5959654789175" calcext:value-type="float">
            <text:p>45.5959654789175</text:p>
          </table:table-cell>
          <table:table-cell office:value-type="float" office:value="49.5202097233859" calcext:value-type="float">
            <text:p>49.5202097233859</text:p>
          </table:table-cell>
          <table:table-cell office:value-type="float" office:value="54.0698454989977" calcext:value-type="float">
            <text:p>54.0698454989977</text:p>
          </table:table-cell>
          <table:table-cell office:value-type="float" office:value="58.3067855090378" calcext:value-type="float">
            <text:p>58.306785509037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.3276122095462" calcext:value-type="float">
            <text:p>51.3276122095462</text:p>
          </table:table-cell>
          <table:table-cell office:value-type="float" office:value="35" calcext:value-type="float">
            <text:p>35</text:p>
          </table:table-cell>
          <table:table-cell table:formula="of:=ROW() - 1" office:value-type="float" office:value="33" calcext:value-type="float">
            <text:p>33</text:p>
          </table:table-cell>
          <table:table-cell table:formula="of:=[.K34] - [.N34]" office:value-type="float" office:value="-2" calcext:value-type="float">
            <text:p>-2</text:p>
          </table:table-cell>
          <table:table-cell table:formula="of:=[.O34]-[.N34]" office:value-type="float" office:value="-2" calcext:value-type="float">
            <text:p>-2</text:p>
          </table:table-cell>
          <table:table-cell table:formula="of:=ABS([.Q34])" office:value-type="float" office:value="2" calcext:value-type="float">
            <text:p>2</text:p>
          </table:table-cell>
          <table:table-cell table:formula="of:=[.M34]-[.G34]" office:value-type="float" office:value="1.8074024861603" calcext:value-type="float">
            <text:p>1.8074024861603</text:p>
          </table:table-cell>
          <table:table-cell table:formula="of:=AND([.N34]&lt;=[.J34];[.N34]&gt;=[.L34])" office:value-type="boolean" office:boolean-value="true" calcext:value-type="boolean">
            <text:p>TRUE</text:p>
          </table:table-cell>
          <table:table-cell table:formula="of:=AND([.M34]&gt;=[.F34];[.M34]&lt;=[.H34])" office:value-type="boolean" office:boolean-value="true" calcext:value-type="boolean">
            <text:p>TRUE</text:p>
          </table:table-cell>
          <table:table-cell table:formula="of:=AND([.M34]&gt;=[.E34];[.M34]&lt;=[.I3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 Vigil</text:p>
          </table:table-cell>
          <table:table-cell office:value-type="string" calcext:value-type="string">
            <text:p>A64705</text:p>
          </table:table-cell>
          <table:table-cell office:value-type="string" calcext:value-type="string">
            <text:p>B</text:p>
          </table:table-cell>
          <table:table-cell office:value-type="float" office:value="968" calcext:value-type="float">
            <text:p>968</text:p>
          </table:table-cell>
          <table:table-cell office:value-type="float" office:value="40.3043525138598" calcext:value-type="float">
            <text:p>40.3043525138598</text:p>
          </table:table-cell>
          <table:table-cell office:value-type="float" office:value="44.4077328265996" calcext:value-type="float">
            <text:p>44.4077328265996</text:p>
          </table:table-cell>
          <table:table-cell office:value-type="float" office:value="48.0224475025315" calcext:value-type="float">
            <text:p>48.0224475025315</text:p>
          </table:table-cell>
          <table:table-cell office:value-type="float" office:value="52.6144934520791" calcext:value-type="float">
            <text:p>52.6144934520791</text:p>
          </table:table-cell>
          <table:table-cell office:value-type="float" office:value="56.7178737648188" calcext:value-type="float">
            <text:p>56.717873764818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2.0374161343617" calcext:value-type="float">
            <text:p>42.0374161343617</text:p>
          </table:table-cell>
          <table:table-cell office:value-type="float" office:value="43" calcext:value-type="float">
            <text:p>43</text:p>
          </table:table-cell>
          <table:table-cell table:formula="of:=ROW() - 1" office:value-type="float" office:value="34" calcext:value-type="float">
            <text:p>34</text:p>
          </table:table-cell>
          <table:table-cell table:formula="of:=[.K35] - [.N35]" office:value-type="float" office:value="-10" calcext:value-type="float">
            <text:p>-10</text:p>
          </table:table-cell>
          <table:table-cell table:formula="of:=[.O35]-[.N35]" office:value-type="float" office:value="-9" calcext:value-type="float">
            <text:p>-9</text:p>
          </table:table-cell>
          <table:table-cell table:formula="of:=ABS([.Q35])" office:value-type="float" office:value="9" calcext:value-type="float">
            <text:p>9</text:p>
          </table:table-cell>
          <table:table-cell table:formula="of:=[.M35]-[.G35]" office:value-type="float" office:value="-5.9850313681698" calcext:value-type="float">
            <text:p>-5.9850313681698</text:p>
          </table:table-cell>
          <table:table-cell table:formula="of:=AND([.N35]&lt;=[.J35];[.N35]&gt;=[.L35])" office:value-type="boolean" office:boolean-value="false" calcext:value-type="boolean">
            <text:p>FALSE</text:p>
          </table:table-cell>
          <table:table-cell table:formula="of:=AND([.M35]&gt;=[.F35];[.M35]&lt;=[.H35])" office:value-type="boolean" office:boolean-value="false" calcext:value-type="boolean">
            <text:p>FALSE</text:p>
          </table:table-cell>
          <table:table-cell table:formula="of:=AND([.M35]&gt;=[.E35];[.M35]&lt;=[.I3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Bova</text:p>
          </table:table-cell>
          <table:table-cell office:value-type="string" calcext:value-type="string">
            <text:p>A131127</text:p>
          </table:table-cell>
          <table:table-cell office:value-type="string" calcext:value-type="string">
            <text:p>B</text:p>
          </table:table-cell>
          <table:table-cell office:value-type="float" office:value="988" calcext:value-type="float">
            <text:p>988</text:p>
          </table:table-cell>
          <table:table-cell office:value-type="float" office:value="38.3894471348665" calcext:value-type="float">
            <text:p>38.3894471348665</text:p>
          </table:table-cell>
          <table:table-cell office:value-type="float" office:value="43.5194716222469" calcext:value-type="float">
            <text:p>43.5194716222469</text:p>
          </table:table-cell>
          <table:table-cell office:value-type="float" office:value="49.4277301119171" calcext:value-type="float">
            <text:p>49.4277301119171</text:p>
          </table:table-cell>
          <table:table-cell office:value-type="float" office:value="53.7795205970076" calcext:value-type="float">
            <text:p>53.7795205970076</text:p>
          </table:table-cell>
          <table:table-cell office:value-type="float" office:value="58.909545084388" calcext:value-type="float">
            <text:p>58.90954508438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1.9112808243938" calcext:value-type="float">
            <text:p>61.9112808243938</text:p>
          </table:table-cell>
          <table:table-cell office:value-type="float" office:value="28" calcext:value-type="float">
            <text:p>28</text:p>
          </table:table-cell>
          <table:table-cell table:formula="of:=ROW() - 1" office:value-type="float" office:value="35" calcext:value-type="float">
            <text:p>35</text:p>
          </table:table-cell>
          <table:table-cell table:formula="of:=[.K36] - [.N36]" office:value-type="float" office:value="5" calcext:value-type="float">
            <text:p>5</text:p>
          </table:table-cell>
          <table:table-cell table:formula="of:=[.O36]-[.N36]" office:value-type="float" office:value="7" calcext:value-type="float">
            <text:p>7</text:p>
          </table:table-cell>
          <table:table-cell table:formula="of:=ABS([.Q36])" office:value-type="float" office:value="7" calcext:value-type="float">
            <text:p>7</text:p>
          </table:table-cell>
          <table:table-cell table:formula="of:=[.M36]-[.G36]" office:value-type="float" office:value="12.4835507124767" calcext:value-type="float">
            <text:p>12.4835507124767</text:p>
          </table:table-cell>
          <table:table-cell table:formula="of:=AND([.N36]&lt;=[.J36];[.N36]&gt;=[.L36])" office:value-type="boolean" office:boolean-value="false" calcext:value-type="boolean">
            <text:p>FALSE</text:p>
          </table:table-cell>
          <table:table-cell table:formula="of:=AND([.M36]&gt;=[.F36];[.M36]&lt;=[.H36])" office:value-type="boolean" office:boolean-value="false" calcext:value-type="boolean">
            <text:p>FALSE</text:p>
          </table:table-cell>
          <table:table-cell table:formula="of:=AND([.M36]&gt;=[.E36];[.M36]&lt;=[.I3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ek Liu</text:p>
          </table:table-cell>
          <table:table-cell office:value-type="string" calcext:value-type="string">
            <text:p>L5913</text:p>
          </table:table-cell>
          <table:table-cell office:value-type="string" calcext:value-type="string">
            <text:p>B</text:p>
          </table:table-cell>
          <table:table-cell office:value-type="float" office:value="856" calcext:value-type="float">
            <text:p>856</text:p>
          </table:table-cell>
          <table:table-cell office:value-type="float" office:value="36.383404536554" calcext:value-type="float">
            <text:p>36.383404536554</text:p>
          </table:table-cell>
          <table:table-cell office:value-type="float" office:value="39.7134262887909" calcext:value-type="float">
            <text:p>39.7134262887909</text:p>
          </table:table-cell>
          <table:table-cell office:value-type="float" office:value="42.8219923216606" calcext:value-type="float">
            <text:p>42.8219923216606</text:p>
          </table:table-cell>
          <table:table-cell office:value-type="float" office:value="46.3734697932648" calcext:value-type="float">
            <text:p>46.3734697932648</text:p>
          </table:table-cell>
          <table:table-cell office:value-type="float" office:value="49.7034915455018" calcext:value-type="float">
            <text:p>49.703491545501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8.284065798532" calcext:value-type="float">
            <text:p>48.284065798532</text:p>
          </table:table-cell>
          <table:table-cell office:value-type="float" office:value="38" calcext:value-type="float">
            <text:p>38</text:p>
          </table:table-cell>
          <table:table-cell table:formula="of:=ROW() - 1" office:value-type="float" office:value="36" calcext:value-type="float">
            <text:p>36</text:p>
          </table:table-cell>
          <table:table-cell table:formula="of:=[.K37] - [.N37]" office:value-type="float" office:value="-2" calcext:value-type="float">
            <text:p>-2</text:p>
          </table:table-cell>
          <table:table-cell table:formula="of:=[.O37]-[.N37]" office:value-type="float" office:value="-2" calcext:value-type="float">
            <text:p>-2</text:p>
          </table:table-cell>
          <table:table-cell table:formula="of:=ABS([.Q37])" office:value-type="float" office:value="2" calcext:value-type="float">
            <text:p>2</text:p>
          </table:table-cell>
          <table:table-cell table:formula="of:=[.M37]-[.G37]" office:value-type="float" office:value="5.4620734768714" calcext:value-type="float">
            <text:p>5.4620734768714</text:p>
          </table:table-cell>
          <table:table-cell table:formula="of:=AND([.N37]&lt;=[.J37];[.N37]&gt;=[.L37])" office:value-type="boolean" office:boolean-value="true" calcext:value-type="boolean">
            <text:p>TRUE</text:p>
          </table:table-cell>
          <table:table-cell table:formula="of:=AND([.M37]&gt;=[.F37];[.M37]&lt;=[.H37])" office:value-type="boolean" office:boolean-value="false" calcext:value-type="boolean">
            <text:p>FALSE</text:p>
          </table:table-cell>
          <table:table-cell table:formula="of:=AND([.M37]&gt;=[.E37];[.M37]&lt;=[.I3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n Root</text:p>
          </table:table-cell>
          <table:table-cell office:value-type="string" calcext:value-type="string">
            <text:p>TY106521</text:p>
          </table:table-cell>
          <table:table-cell office:value-type="string" calcext:value-type="string">
            <text:p>B</text:p>
          </table:table-cell>
          <table:table-cell office:value-type="float" office:value="878" calcext:value-type="float">
            <text:p>878</text:p>
          </table:table-cell>
          <table:table-cell office:value-type="float" office:value="36.3057533750485" calcext:value-type="float">
            <text:p>36.3057533750485</text:p>
          </table:table-cell>
          <table:table-cell office:value-type="float" office:value="40.3107895776306" calcext:value-type="float">
            <text:p>40.3107895776306</text:p>
          </table:table-cell>
          <table:table-cell office:value-type="float" office:value="44.1512993217965" calcext:value-type="float">
            <text:p>44.1512993217965</text:p>
          </table:table-cell>
          <table:table-cell office:value-type="float" office:value="48.3208619827949" calcext:value-type="float">
            <text:p>48.3208619827949</text:p>
          </table:table-cell>
          <table:table-cell office:value-type="float" office:value="52.3258981853771" calcext:value-type="float">
            <text:p>52.325898185377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4.0317058695598" calcext:value-type="float">
            <text:p>44.0317058695598</text:p>
          </table:table-cell>
          <table:table-cell office:value-type="float" office:value="41" calcext:value-type="float">
            <text:p>41</text:p>
          </table:table-cell>
          <table:table-cell table:formula="of:=ROW() - 1" office:value-type="float" office:value="37" calcext:value-type="float">
            <text:p>37</text:p>
          </table:table-cell>
          <table:table-cell table:formula="of:=[.K38] - [.N38]" office:value-type="float" office:value="-5" calcext:value-type="float">
            <text:p>-5</text:p>
          </table:table-cell>
          <table:table-cell table:formula="of:=[.O38]-[.N38]" office:value-type="float" office:value="-4" calcext:value-type="float">
            <text:p>-4</text:p>
          </table:table-cell>
          <table:table-cell table:formula="of:=ABS([.Q38])" office:value-type="float" office:value="4" calcext:value-type="float">
            <text:p>4</text:p>
          </table:table-cell>
          <table:table-cell table:formula="of:=[.M38]-[.G38]" office:value-type="float" office:value="-0.1195934522367" calcext:value-type="float">
            <text:p>-0.1195934522367</text:p>
          </table:table-cell>
          <table:table-cell table:formula="of:=AND([.N38]&lt;=[.J38];[.N38]&gt;=[.L38])" office:value-type="boolean" office:boolean-value="false" calcext:value-type="boolean">
            <text:p>FALSE</text:p>
          </table:table-cell>
          <table:table-cell table:formula="of:=AND([.M38]&gt;=[.F38];[.M38]&lt;=[.H38])" office:value-type="boolean" office:boolean-value="true" calcext:value-type="boolean">
            <text:p>TRUE</text:p>
          </table:table-cell>
          <table:table-cell table:formula="of:=AND([.M38]&gt;=[.E38];[.M38]&lt;=[.I3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 Lynch</text:p>
          </table:table-cell>
          <table:table-cell office:value-type="string" calcext:value-type="string">
            <text:p>L6088</text:p>
          </table:table-cell>
          <table:table-cell office:value-type="string" calcext:value-type="string">
            <text:p>B</text:p>
          </table:table-cell>
          <table:table-cell office:value-type="float" office:value="830" calcext:value-type="float">
            <text:p>830</text:p>
          </table:table-cell>
          <table:table-cell office:value-type="float" office:value="35.5423589021662" calcext:value-type="float">
            <text:p>35.5423589021662</text:p>
          </table:table-cell>
          <table:table-cell office:value-type="float" office:value="38.4589581895572" calcext:value-type="float">
            <text:p>38.4589581895572</text:p>
          </table:table-cell>
          <table:table-cell office:value-type="float" office:value="41.6537231017652" calcext:value-type="float">
            <text:p>41.6537231017652</text:p>
          </table:table-cell>
          <table:table-cell office:value-type="float" office:value="44.2921567643392" calcext:value-type="float">
            <text:p>44.2921567643392</text:p>
          </table:table-cell>
          <table:table-cell office:value-type="float" office:value="47.2087560517301" calcext:value-type="float">
            <text:p>47.208756051730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2.2663166183522" calcext:value-type="float">
            <text:p>42.2663166183522</text:p>
          </table:table-cell>
          <table:table-cell office:value-type="float" office:value="42" calcext:value-type="float">
            <text:p>42</text:p>
          </table:table-cell>
          <table:table-cell table:formula="of:=ROW() - 1" office:value-type="float" office:value="38" calcext:value-type="float">
            <text:p>38</text:p>
          </table:table-cell>
          <table:table-cell table:formula="of:=[.K39] - [.N39]" office:value-type="float" office:value="-5" calcext:value-type="float">
            <text:p>-5</text:p>
          </table:table-cell>
          <table:table-cell table:formula="of:=[.O39]-[.N39]" office:value-type="float" office:value="-4" calcext:value-type="float">
            <text:p>-4</text:p>
          </table:table-cell>
          <table:table-cell table:formula="of:=ABS([.Q39])" office:value-type="float" office:value="4" calcext:value-type="float">
            <text:p>4</text:p>
          </table:table-cell>
          <table:table-cell table:formula="of:=[.M39]-[.G39]" office:value-type="float" office:value="0.612593516586998" calcext:value-type="float">
            <text:p>0.612593516586998</text:p>
          </table:table-cell>
          <table:table-cell table:formula="of:=AND([.N39]&lt;=[.J39];[.N39]&gt;=[.L39])" office:value-type="boolean" office:boolean-value="false" calcext:value-type="boolean">
            <text:p>FALSE</text:p>
          </table:table-cell>
          <table:table-cell table:formula="of:=AND([.M39]&gt;=[.F39];[.M39]&lt;=[.H39])" office:value-type="boolean" office:boolean-value="true" calcext:value-type="boolean">
            <text:p>TRUE</text:p>
          </table:table-cell>
          <table:table-cell table:formula="of:=AND([.M39]&gt;=[.E39];[.M39]&lt;=[.I3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ker Robinson</text:p>
          </table:table-cell>
          <table:table-cell office:value-type="string" calcext:value-type="string">
            <text:p>A136446</text:p>
          </table:table-cell>
          <table:table-cell office:value-type="string" calcext:value-type="string">
            <text:p>C</text:p>
          </table:table-cell>
          <table:table-cell office:value-type="float" office:value="808" calcext:value-type="float">
            <text:p>808</text:p>
          </table:table-cell>
          <table:table-cell office:value-type="float" office:value="35.4897445393641" calcext:value-type="float">
            <text:p>35.4897445393641</text:p>
          </table:table-cell>
          <table:table-cell office:value-type="float" office:value="38.2616806684397" calcext:value-type="float">
            <text:p>38.2616806684397</text:p>
          </table:table-cell>
          <table:table-cell office:value-type="float" office:value="40.6803896382647" calcext:value-type="float">
            <text:p>40.6803896382647</text:p>
          </table:table-cell>
          <table:table-cell office:value-type="float" office:value="43.8055529265909" calcext:value-type="float">
            <text:p>43.8055529265909</text:p>
          </table:table-cell>
          <table:table-cell office:value-type="float" office:value="46.5774890556665" calcext:value-type="float">
            <text:p>46.577489055666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1.0449294521692" calcext:value-type="float">
            <text:p>51.0449294521692</text:p>
          </table:table-cell>
          <table:table-cell office:value-type="float" office:value="36" calcext:value-type="float">
            <text:p>36</text:p>
          </table:table-cell>
          <table:table-cell table:formula="of:=ROW() - 1" office:value-type="float" office:value="39" calcext:value-type="float">
            <text:p>39</text:p>
          </table:table-cell>
          <table:table-cell table:formula="of:=[.K40] - [.N40]" office:value-type="float" office:value="3" calcext:value-type="float">
            <text:p>3</text:p>
          </table:table-cell>
          <table:table-cell table:formula="of:=[.O40]-[.N40]" office:value-type="float" office:value="3" calcext:value-type="float">
            <text:p>3</text:p>
          </table:table-cell>
          <table:table-cell table:formula="of:=ABS([.Q40])" office:value-type="float" office:value="3" calcext:value-type="float">
            <text:p>3</text:p>
          </table:table-cell>
          <table:table-cell table:formula="of:=[.M40]-[.G40]" office:value-type="float" office:value="10.3645398139045" calcext:value-type="float">
            <text:p>10.3645398139045</text:p>
          </table:table-cell>
          <table:table-cell table:formula="of:=AND([.N40]&lt;=[.J40];[.N40]&gt;=[.L40])" office:value-type="boolean" office:boolean-value="true" calcext:value-type="boolean">
            <text:p>TRUE</text:p>
          </table:table-cell>
          <table:table-cell table:formula="of:=AND([.M40]&gt;=[.F40];[.M40]&lt;=[.H40])" office:value-type="boolean" office:boolean-value="false" calcext:value-type="boolean">
            <text:p>FALSE</text:p>
          </table:table-cell>
          <table:table-cell table:formula="of:=AND([.M40]&gt;=[.E40];[.M40]&lt;=[.I4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 Thomas</text:p>
          </table:table-cell>
          <table:table-cell office:value-type="string" calcext:value-type="string">
            <text:p>A142006</text:p>
          </table:table-cell>
          <table:table-cell office:value-type="string" calcext:value-type="string">
            <text:p>C</text:p>
          </table:table-cell>
          <table:table-cell office:value-type="float" office:value="852" calcext:value-type="float">
            <text:p>852</text:p>
          </table:table-cell>
          <table:table-cell office:value-type="float" office:value="35.0088186643021" calcext:value-type="float">
            <text:p>35.0088186643021</text:p>
          </table:table-cell>
          <table:table-cell office:value-type="float" office:value="38.926641302997" calcext:value-type="float">
            <text:p>38.926641302997</text:p>
          </table:table-cell>
          <table:table-cell office:value-type="float" office:value="42.9835041253949" calcext:value-type="float">
            <text:p>42.9835041253949</text:p>
          </table:table-cell>
          <table:table-cell office:value-type="float" office:value="46.7622865803867" calcext:value-type="float">
            <text:p>46.7622865803867</text:p>
          </table:table-cell>
          <table:table-cell office:value-type="float" office:value="50.6801092190816" calcext:value-type="float">
            <text:p>50.680109219081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6.9787927135756" calcext:value-type="float">
            <text:p>46.9787927135756</text:p>
          </table:table-cell>
          <table:table-cell office:value-type="float" office:value="39" calcext:value-type="float">
            <text:p>39</text:p>
          </table:table-cell>
          <table:table-cell table:formula="of:=ROW() - 1" office:value-type="float" office:value="40" calcext:value-type="float">
            <text:p>40</text:p>
          </table:table-cell>
          <table:table-cell table:formula="of:=[.K41] - [.N41]" office:value-type="float" office:value="-3" calcext:value-type="float">
            <text:p>-3</text:p>
          </table:table-cell>
          <table:table-cell table:formula="of:=[.O41]-[.N41]" office:value-type="float" office:value="1" calcext:value-type="float">
            <text:p>1</text:p>
          </table:table-cell>
          <table:table-cell table:formula="of:=ABS([.Q41])" office:value-type="float" office:value="1" calcext:value-type="float">
            <text:p>1</text:p>
          </table:table-cell>
          <table:table-cell table:formula="of:=[.M41]-[.G41]" office:value-type="float" office:value="3.9952885881807" calcext:value-type="float">
            <text:p>3.9952885881807</text:p>
          </table:table-cell>
          <table:table-cell table:formula="of:=AND([.N41]&lt;=[.J41];[.N41]&gt;=[.L41])" office:value-type="boolean" office:boolean-value="true" calcext:value-type="boolean">
            <text:p>TRUE</text:p>
          </table:table-cell>
          <table:table-cell table:formula="of:=AND([.M41]&gt;=[.F41];[.M41]&lt;=[.H41])" office:value-type="boolean" office:boolean-value="false" calcext:value-type="boolean">
            <text:p>FALSE</text:p>
          </table:table-cell>
          <table:table-cell table:formula="of:=AND([.M41]&gt;=[.E41];[.M41]&lt;=[.I41])" office:value-type="boolean" office:boolean-value="true" calcext:value-type="boolean">
            <text:p>TR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23:12:46.931499898</dc:date>
    <meta:editing-duration>P2DT21H38M48S</meta:editing-duration>
    <meta:editing-cycles>5</meta:editing-cycles>
    <meta:generator>LibreOffice/7.3.7.2$Linux_X86_64 LibreOffice_project/30$Build-2</meta:generator>
    <meta:document-statistic meta:table-count="1" meta:cell-count="919" meta:object-count="0"/>
  </office:meta>
</office:document-meta>
</file>